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xi Sans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uxi Sans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uxi Sans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uxi Sans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uxi Sans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uxi Sans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uxi Sans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uxi Sans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Luxi Sans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uxi Sans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Luxi Sans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uxi Sans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uxi Sans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uxi Sans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uxi Sans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uxi Sans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uxi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p1" table:style-name="ta1">
        <table:shapes>
          <draw:frame draw:z-index="0" draw:style-name="gr1" draw:text-style-name="P1" svg:width="256.02mm" svg:height="78.09mm" svg:x="23.67mm" svg:y="40.37mm">
            <loext:p draw:notify-on-update-of-ranges="exp1.B2:exp1.L2 exp1.A3:exp1.A3 exp1.B3:exp1.L3 exp1.A4:exp1.A4 exp1.B4:exp1.L4 exp1.A5:exp1.A5 exp1.B5:exp1.L5 exp1.A6:exp1.A6 exp1.B6:exp1.L6 exp1.A7:exp1.A7 exp1.B7:exp1.L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6.27mm" svg:height="74.11mm" svg:x="15.97mm" svg:y="208.24mm">
            <loext:p draw:notify-on-update-of-ranges="exp1.B38:exp1.F38 exp1.A39:exp1.A39 exp1.B39:exp1.F39 exp1.A40:exp1.A40 exp1.B40:exp1.F40 exp1.A41:exp1.A41 exp1.B41:exp1.F41 exp1.A42:exp1.A42 exp1.B42:exp1.F42 exp1.A43:exp1.A43 exp1.B43:exp1.F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8.83mm" svg:height="64.6mm" svg:x="34.79mm" svg:y="366.76mm">
            <loext:p draw:notify-on-update-of-ranges="exp1.B74:exp1.C74 exp1.A75:exp1.A75 exp1.B75:exp1.C75 exp1.A76:exp1.A76 exp1.B76:exp1.C76 exp1.A77:exp1.A77 exp1.B77:exp1.C77 exp1.A78:exp1.A78 exp1.B78:exp1.C78 exp1.A79:exp1.A79 exp1.B79:exp1.C7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5" office:value-type="string" calcext:value-type="string" table:number-columns-spanned="11" table:number-rows-spanned="1">
            <text:p>udf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add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mul</text:p>
          </table:table-cell>
          <table:table-cell table:style-name="ce12" office:value-type="string" calcext:value-type="string">
            <text:p>add3</text:p>
          </table:table-cell>
          <table:table-cell table:style-name="ce12" office:value-type="string" calcext:value-type="string">
            <text:p>add4</text:p>
          </table:table-cell>
          <table:table-cell table:style-name="ce12" office:value-type="string" calcext:value-type="string">
            <text:p>exp1</text:p>
          </table:table-cell>
          <table:table-cell table:style-name="ce12" office:value-type="string" calcext:value-type="string">
            <text:p>scalprod</text:p>
          </table:table-cell>
          <table:table-cell table:style-name="ce12" office:value-type="string" calcext:value-type="string">
            <text:p>wntexp</text:p>
          </table:table-cell>
          <table:table-cell table:style-name="ce12" office:value-type="string" calcext:value-type="string">
            <text:p>const</text:p>
          </table:table-cell>
          <table:table-cell table:style-name="ce12" office:value-type="string" calcext:value-type="string">
            <text:p>constadd</text:p>
          </table:table-cell>
          <table:table-cell table:style-name="ce14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number-columns-repeated="10" table:style-name="ce7" office:value-type="float" office:value="1" calcext:value-type="float">
            <text:p>1,00</text:p>
          </table:table-cell>
          <table:table-cell table:style-name="ce15" office:value-type="float" office:value="1" calcext:value-type="float">
            <text:p>1,00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8" office:value-type="float" office:value="3.33475783475783" calcext:value-type="float">
            <text:p>3,33</text:p>
          </table:table-cell>
          <table:table-cell table:style-name="ce8" office:value-type="float" office:value="3.34035087719298" calcext:value-type="float">
            <text:p>3,34</text:p>
          </table:table-cell>
          <table:table-cell table:style-name="ce8" office:value-type="float" office:value="3.30901582931865" calcext:value-type="float">
            <text:p>3,31</text:p>
          </table:table-cell>
          <table:table-cell table:style-name="ce8" office:value-type="float" office:value="3.20879120879121" calcext:value-type="float">
            <text:p>3,21</text:p>
          </table:table-cell>
          <table:table-cell table:style-name="ce8" office:value-type="float" office:value="3.06795077581594" calcext:value-type="float">
            <text:p>3,07</text:p>
          </table:table-cell>
          <table:table-cell table:style-name="ce8" office:value-type="float" office:value="3.26938239159001" calcext:value-type="float">
            <text:p>3,27</text:p>
          </table:table-cell>
          <table:table-cell table:style-name="ce8" office:value-type="float" office:value="3.0259671436142" calcext:value-type="float">
            <text:p>3,03</text:p>
          </table:table-cell>
          <table:table-cell table:style-name="ce8" office:value-type="float" office:value="3.07222222222222" calcext:value-type="float">
            <text:p>3,07</text:p>
          </table:table-cell>
          <table:table-cell table:style-name="ce8" office:value-type="float" office:value="4.23234624145786" calcext:value-type="float">
            <text:p>4,23</text:p>
          </table:table-cell>
          <table:table-cell table:style-name="ce8" office:value-type="float" office:value="3.81299385425812" calcext:value-type="float">
            <text:p>3,81</text:p>
          </table:table-cell>
          <table:table-cell table:style-name="ce16" office:value-type="float" office:value="3.38882743362832" calcext:value-type="float">
            <text:p>3,39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8" office:value-type="float" office:value="1.03928967813541" calcext:value-type="float">
            <text:p>1,04</text:p>
          </table:table-cell>
          <table:table-cell table:style-name="ce8" office:value-type="float" office:value="1.03523270987386" calcext:value-type="float">
            <text:p>1,04</text:p>
          </table:table-cell>
          <table:table-cell table:style-name="ce8" office:value-type="float" office:value="1.05392371766769" calcext:value-type="float">
            <text:p>1,05</text:p>
          </table:table-cell>
          <table:table-cell table:style-name="ce8" office:value-type="float" office:value="1.0564824120603" calcext:value-type="float">
            <text:p>1,06</text:p>
          </table:table-cell>
          <table:table-cell table:style-name="ce8" office:value-type="float" office:value="1.1218939542164" calcext:value-type="float">
            <text:p>1,12</text:p>
          </table:table-cell>
          <table:table-cell table:style-name="ce8" office:value-type="float" office:value="1.05156382079459" calcext:value-type="float">
            <text:p>1,05</text:p>
          </table:table-cell>
          <table:table-cell table:style-name="ce8" office:value-type="float" office:value="1.10189116171362" calcext:value-type="float">
            <text:p>1,10</text:p>
          </table:table-cell>
          <table:table-cell table:style-name="ce8" office:value-type="float" office:value="1.11178126256534" calcext:value-type="float">
            <text:p>1,11</text:p>
          </table:table-cell>
          <table:table-cell table:style-name="ce8" office:value-type="float" office:value="0.961946673569764" calcext:value-type="float">
            <text:p>0,96</text:p>
          </table:table-cell>
          <table:table-cell table:style-name="ce8" office:value-type="float" office:value="1.00509141402453" calcext:value-type="float">
            <text:p>1,01</text:p>
          </table:table-cell>
          <table:table-cell table:style-name="ce16" office:value-type="float" office:value="1.23652875882947" calcext:value-type="float">
            <text:p>1,24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8" office:value-type="float" office:value="3.39029688631427" calcext:value-type="float">
            <text:p>3,39</text:p>
          </table:table-cell>
          <table:table-cell table:style-name="ce8" office:value-type="float" office:value="3.25581395348837" calcext:value-type="float">
            <text:p>3,26</text:p>
          </table:table-cell>
          <table:table-cell table:style-name="ce8" office:value-type="float" office:value="3.35988819007687" calcext:value-type="float">
            <text:p>3,36</text:p>
          </table:table-cell>
          <table:table-cell table:style-name="ce8" office:value-type="float" office:value="3.37139191789609" calcext:value-type="float">
            <text:p>3,37</text:p>
          </table:table-cell>
          <table:table-cell table:style-name="ce8" office:value-type="float" office:value="3.30489913544669" calcext:value-type="float">
            <text:p>3,30</text:p>
          </table:table-cell>
          <table:table-cell table:style-name="ce8" office:value-type="float" office:value="3.36899119837508" calcext:value-type="float">
            <text:p>3,37</text:p>
          </table:table-cell>
          <table:table-cell table:style-name="ce8" office:value-type="float" office:value="3.31398723157284" calcext:value-type="float">
            <text:p>3,31</text:p>
          </table:table-cell>
          <table:table-cell table:style-name="ce8" office:value-type="float" office:value="3.39472068753837" calcext:value-type="float">
            <text:p>3,39</text:p>
          </table:table-cell>
          <table:table-cell table:style-name="ce8" office:value-type="float" office:value="3.675568743818" calcext:value-type="float">
            <text:p>3,68</text:p>
          </table:table-cell>
          <table:table-cell table:style-name="ce8" office:value-type="float" office:value="3.45505171042164" calcext:value-type="float">
            <text:p>3,46</text:p>
          </table:table-cell>
          <table:table-cell table:style-name="ce16" office:value-type="float" office:value="3.83656856606137" calcext:value-type="float">
            <text:p>3,84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9" office:value-type="float" office:value="6.22606382978723" calcext:value-type="float">
            <text:p>6,23</text:p>
          </table:table-cell>
          <table:table-cell table:style-name="ce9" office:value-type="float" office:value="6.45861601085482" calcext:value-type="float">
            <text:p>6,46</text:p>
          </table:table-cell>
          <table:table-cell table:style-name="ce9" office:value-type="float" office:value="6.24415584415584" calcext:value-type="float">
            <text:p>6,24</text:p>
          </table:table-cell>
          <table:table-cell table:style-name="ce9" office:value-type="float" office:value="6.50495049504951" calcext:value-type="float">
            <text:p>6,50</text:p>
          </table:table-cell>
          <table:table-cell table:style-name="ce9" office:value-type="float" office:value="6.30803080308031" calcext:value-type="float">
            <text:p>6,31</text:p>
          </table:table-cell>
          <table:table-cell table:style-name="ce9" office:value-type="float" office:value="5.84037558685446" calcext:value-type="float">
            <text:p>5,84</text:p>
          </table:table-cell>
          <table:table-cell table:style-name="ce9" office:value-type="float" office:value="6.10042735042735" calcext:value-type="float">
            <text:p>6,10</text:p>
          </table:table-cell>
          <table:table-cell table:style-name="ce9" office:value-type="float" office:value="6.1926091825308" calcext:value-type="float">
            <text:p>6,19</text:p>
          </table:table-cell>
          <table:table-cell table:style-name="ce9" office:value-type="float" office:value="7.50707070707071" calcext:value-type="float">
            <text:p>7,51</text:p>
          </table:table-cell>
          <table:table-cell table:style-name="ce9" office:value-type="float" office:value="6.85015772870663" calcext:value-type="float">
            <text:p>6,85</text:p>
          </table:table-cell>
          <table:table-cell table:style-name="ce17" office:value-type="float" office:value="7.07505773672056" calcext:value-type="float">
            <text:p>7,08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4" office:value-type="string" calcext:value-type="string">
            <text:p>Max-speedup</text:p>
          </table:table-cell>
          <table:table-cell table:style-name="ce10" office:value-type="float" office:value="1.83643617021277" calcext:value-type="float">
            <text:p>1,84</text:p>
          </table:table-cell>
          <table:table-cell table:style-name="ce13" office:value-type="float" office:value="1.93351424694708" calcext:value-type="float">
            <text:p>1,93</text:p>
          </table:table-cell>
          <table:table-cell table:style-name="ce13" office:value-type="float" office:value="1.85844155844156" calcext:value-type="float">
            <text:p>1,86</text:p>
          </table:table-cell>
          <table:table-cell table:style-name="ce13" office:value-type="float" office:value="1.92945544554455" calcext:value-type="float">
            <text:p>1,93</text:p>
          </table:table-cell>
          <table:table-cell table:style-name="ce13" office:value-type="float" office:value="1.90869086908691" calcext:value-type="float">
            <text:p>1,91</text:p>
          </table:table-cell>
          <table:table-cell table:style-name="ce13" office:value-type="float" office:value="1.73356807511737" calcext:value-type="float">
            <text:p>1,73</text:p>
          </table:table-cell>
          <table:table-cell table:style-name="ce13" office:value-type="float" office:value="1.84081196581197" calcext:value-type="float">
            <text:p>1,84</text:p>
          </table:table-cell>
          <table:table-cell table:style-name="ce13" office:value-type="float" office:value="1.82418812989922" calcext:value-type="float">
            <text:p>1,82</text:p>
          </table:table-cell>
          <table:table-cell table:style-name="ce13" office:value-type="float" office:value="1.77373737373737" calcext:value-type="float">
            <text:p>1,77</text:p>
          </table:table-cell>
          <table:table-cell table:style-name="ce13" office:value-type="float" office:value="1.79652996845426" calcext:value-type="float">
            <text:p>1,80</text:p>
          </table:table-cell>
          <table:table-cell table:style-name="ce18" office:value-type="float" office:value="1.84411085450346" calcext:value-type="float">
            <text:p>1,84</text:p>
          </table:table-cell>
          <table:table-cell table:style-name="ce8" office:value-type="float" office:value="1.8435895143415" calcext:value-type="float">
            <text:p>1,84</text:p>
          </table:table-cell>
          <table:table-cell table:number-columns-repeated="1011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stp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introot</text:p>
          </table:table-cell>
          <table:table-cell table:style-name="ce12" office:value-type="string" calcext:value-type="string">
            <text:p>intdiv</text:p>
          </table:table-cell>
          <table:table-cell table:style-name="ce12" office:value-type="string" calcext:value-type="string">
            <text:p>intmod</text:p>
          </table:table-cell>
          <table:table-cell table:style-name="ce12" office:value-type="string" calcext:value-type="string">
            <text:p>gcd</text:p>
          </table:table-cell>
          <table:table-cell table:style-name="ce14" office:value-type="string" calcext:value-type="string">
            <text:p>modex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number-columns-repeated="4" table:style-name="ce7" office:value-type="float" office:value="1" calcext:value-type="float">
            <text:p>1,00</text:p>
          </table:table-cell>
          <table:table-cell table:style-name="ce15" office:value-type="float" office:value="1" calcext:value-type="float">
            <text:p>1,0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8" office:value-type="float" office:value="2.48066528066528" calcext:value-type="float">
            <text:p>2,48</text:p>
          </table:table-cell>
          <table:table-cell table:style-name="ce8" office:value-type="float" office:value="2.16468993561505" calcext:value-type="float">
            <text:p>2,16</text:p>
          </table:table-cell>
          <table:table-cell table:style-name="ce8" office:value-type="float" office:value="2.31669793621013" calcext:value-type="float">
            <text:p>2,32</text:p>
          </table:table-cell>
          <table:table-cell table:style-name="ce8" office:value-type="float" office:value="1.50154117129018" calcext:value-type="float">
            <text:p>1,50</text:p>
          </table:table-cell>
          <table:table-cell table:style-name="ce16" office:value-type="float" office:value="0.906476524375799" calcext:value-type="float">
            <text:p>0,9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8" office:value-type="float" office:value="1.17765495459929" calcext:value-type="float">
            <text:p>1,18</text:p>
          </table:table-cell>
          <table:table-cell table:style-name="ce8" office:value-type="float" office:value="1.36554082941428" calcext:value-type="float">
            <text:p>1,37</text:p>
          </table:table-cell>
          <table:table-cell table:style-name="ce8" office:value-type="float" office:value="1.31417624521073" calcext:value-type="float">
            <text:p>1,31</text:p>
          </table:table-cell>
          <table:table-cell table:style-name="ce8" office:value-type="float" office:value="2.08392748013852" calcext:value-type="float">
            <text:p>2,08</text:p>
          </table:table-cell>
          <table:table-cell table:style-name="ce16" office:value-type="float" office:value="4.45990675990676" calcext:value-type="float">
            <text:p>4,4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8" office:value-type="float" office:value="3.01770359129995" calcext:value-type="float">
            <text:p>3,02</text:p>
          </table:table-cell>
          <table:table-cell table:style-name="ce8" office:value-type="float" office:value="4.108038585209" calcext:value-type="float">
            <text:p>4,11</text:p>
          </table:table-cell>
          <table:table-cell table:style-name="ce8" office:value-type="float" office:value="3.90018951358181" calcext:value-type="float">
            <text:p>3,90</text:p>
          </table:table-cell>
          <table:table-cell table:style-name="ce8" office:value-type="float" office:value="5.79931972789116" calcext:value-type="float">
            <text:p>5,80</text:p>
          </table:table-cell>
          <table:table-cell table:style-name="ce16" office:value-type="float" office:value="5.49167623421355" calcext:value-type="float">
            <text:p>5,49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9" office:value-type="float" office:value="8.01881720430107" calcext:value-type="float">
            <text:p>8,02</text:p>
          </table:table-cell>
          <table:table-cell table:style-name="ce9" office:value-type="float" office:value="8.01505646173149" calcext:value-type="float">
            <text:p>8,02</text:p>
          </table:table-cell>
          <table:table-cell table:style-name="ce9" office:value-type="float" office:value="7.6695652173913" calcext:value-type="float">
            <text:p>7,67</text:p>
          </table:table-cell>
          <table:table-cell table:style-name="ce9" office:value-type="float" office:value="12.2661870503597" calcext:value-type="float">
            <text:p>12,27</text:p>
          </table:table-cell>
          <table:table-cell table:style-name="ce17" office:value-type="float" office:value="17.8746263079223" calcext:value-type="float">
            <text:p>17,87</text:p>
          </table:table-cell>
          <table:table-cell table:style-name="ce8"/>
          <table:table-cell table:number-columns-repeated="1017"/>
        </table:table-row>
        <table:table-row table:style-name="ro1">
          <table:table-cell/>
          <table:table-cell table:style-name="ce10" office:value-type="float" office:value="2.65725806451613" calcext:value-type="float">
            <text:p>2,66</text:p>
          </table:table-cell>
          <table:table-cell table:style-name="ce13" office:value-type="float" office:value="1.95106649937265" calcext:value-type="float">
            <text:p>1,95</text:p>
          </table:table-cell>
          <table:table-cell table:style-name="ce13" office:value-type="float" office:value="1.96645962732919" calcext:value-type="float">
            <text:p>1,97</text:p>
          </table:table-cell>
          <table:table-cell table:style-name="ce13" office:value-type="float" office:value="2.11510791366906" calcext:value-type="float">
            <text:p>2,12</text:p>
          </table:table-cell>
          <table:table-cell table:style-name="ce18" office:value-type="float" office:value="3.25485799701046" calcext:value-type="float">
            <text:p>3,25</text:p>
          </table:table-cell>
          <table:table-cell table:style-name="ce8" table:formula="of:=AVERAGE([.B44:.F44])" office:value-type="float" office:value="2.3889500203795" calcext:value-type="float">
            <text:p>2,39</text:p>
          </table:table-cell>
          <table:table-cell table:number-columns-repeated="1017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cpu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countprimes</text:p>
          </table:table-cell>
          <table:table-cell table:style-name="ce14" office:value-type="string" calcext:value-type="string">
            <text:p>countfacto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7" office:value-type="float" office:value="1" calcext:value-type="float">
            <text:p>1,00</text:p>
          </table:table-cell>
          <table:table-cell table:style-name="ce15" office:value-type="float" office:value="1" calcext:value-type="float">
            <text:p>1,0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8" office:value-type="float" office:value="0.999730820995962" calcext:value-type="float">
            <text:p>1,00</text:p>
          </table:table-cell>
          <table:table-cell table:style-name="ce16" office:value-type="float" office:value="1.00203311065931" calcext:value-type="float">
            <text:p>1,0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8" office:value-type="float" office:value="6.59680284191829" calcext:value-type="float">
            <text:p>6,60</text:p>
          </table:table-cell>
          <table:table-cell table:style-name="ce16" office:value-type="float" office:value="6.99797160243408" calcext:value-type="float">
            <text:p>7,0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8" office:value-type="float" office:value="6.64400715563506" calcext:value-type="float">
            <text:p>6,64</text:p>
          </table:table-cell>
          <table:table-cell table:style-name="ce16" office:value-type="float" office:value="7.01219512195122" calcext:value-type="float">
            <text:p>7,01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9" office:value-type="float" office:value="23.8076923076923" calcext:value-type="float">
            <text:p>23,81</text:p>
          </table:table-cell>
          <table:table-cell table:style-name="ce17" office:value-type="float" office:value="19.6022727272727" calcext:value-type="float">
            <text:p>19,60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10" office:value-type="float" office:value="3.58333333333333" calcext:value-type="float">
            <text:p>3,58</text:p>
          </table:table-cell>
          <table:table-cell table:style-name="ce18" office:value-type="float" office:value="2.79545454545455" calcext:value-type="float">
            <text:p>2,80</text:p>
          </table:table-cell>
          <table:table-cell table:style-name="ce8" table:formula="of:=AVERAGE([.B80:.C80])" office:value-type="float" office:value="3.18939393939394" calcext:value-type="float">
            <text:p>3,19</text:p>
          </table:table-cell>
          <table:table-cell table:number-columns-repeated="102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2" table:style-name="ta1">
        <table:shapes>
          <draw:frame draw:z-index="0" draw:style-name="gr1" draw:text-style-name="P1" svg:width="287.8mm" svg:height="101.26mm" svg:x="11.18mm" svg:y="37.92mm">
            <loext:p draw:notify-on-update-of-ranges="exp2.A3:exp2.A7 exp2.B2:exp2.B2 exp2.B3:exp2.B7 exp2.C2:exp2.C2 exp2.C3:exp2.C7 exp2.D2:exp2.D2 exp2.D3:exp2.D7 exp2.E2:exp2.E2 exp2.E3:exp2.E7 exp2.F2:exp2.F2 exp2.F3:exp2.F7 exp2.G2:exp2.G2 exp2.G3:exp2.G7 exp2.H2:exp2.H2 exp2.H3:exp2.H7 exp2.I2:exp2.I2 exp2.I3:exp2.I7 exp2.J2:exp2.J2 exp2.J3:exp2.J7 exp2.K2:exp2.K2 exp2.K3:exp2.K7 exp2.L2:exp2.L2 exp2.L3:exp2.L7 exp2.M2:exp2.M2 exp2.M3:exp2.M7 exp2.N2:exp2.N2 exp2.N3:exp2.N7 exp2.O2:exp2.O2 exp2.O3:exp2.O7 exp2.P2:exp2.P2 exp2.P3:exp2.P7 exp2.Q2:exp2.Q2 exp2.Q3:exp2.Q7 exp2.R2:exp2.R2 exp2.R3:exp2.R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83.83mm" svg:height="73.31mm" svg:x="15.14mm" svg:y="132.02mm">
            <loext:p draw:notify-on-update-of-ranges="exp2.B2:exp2.R2 exp2.A3:exp2.A3 exp2.B3:exp2.R3 exp2.A4:exp2.A4 exp2.B4:exp2.R4 exp2.A5:exp2.A5 exp2.B5:exp2.R5 exp2.A6:exp2.A6 exp2.B6:exp2.R6 exp2.A7:exp2.A7 exp2.B7:exp2.R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228.77mm" svg:height="107.84mm" svg:x="15.97mm" svg:y="203.99mm">
            <loext:p draw:notify-on-update-of-ranges="exp2.B2:exp2.R2 exp2.A3:exp2.A3 exp2.B3:exp2.R3 exp2.A4:exp2.A4 exp2.B4:exp2.R4 exp2.A5:exp2.A5 exp2.B5:exp2.R5 exp2.A6:exp2.A6 exp2.B6:exp2.R6 exp2.A7:exp2.A7 exp2.B7:exp2.R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93.26mm" svg:height="100.14mm" svg:x="82.87mm" svg:y="421.53mm">
            <loext:p draw:notify-on-update-of-ranges="exp2.B89:exp2.P89 exp2.A90:exp2.A90 exp2.B90:exp2.P90 exp2.A91:exp2.A91 exp2.B91:exp2.P91 exp2.A92:exp2.A92 exp2.B92:exp2.P9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5" office:value-type="string" calcext:value-type="string" table:number-columns-spanned="10" table:number-rows-spanned="1">
            <text:p>degradation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add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mul</text:p>
          </table:table-cell>
          <table:table-cell table:style-name="ce12" office:value-type="string" calcext:value-type="string">
            <text:p>add3</text:p>
          </table:table-cell>
          <table:table-cell table:style-name="ce12" office:value-type="string" calcext:value-type="string">
            <text:p>add4</text:p>
          </table:table-cell>
          <table:table-cell table:style-name="ce12" office:value-type="string" calcext:value-type="string">
            <text:p>exp1</text:p>
          </table:table-cell>
          <table:table-cell table:style-name="ce12" office:value-type="string" calcext:value-type="string">
            <text:p>scalprod</text:p>
          </table:table-cell>
          <table:table-cell table:style-name="ce12" office:value-type="string" calcext:value-type="string">
            <text:p>wntexp</text:p>
          </table:table-cell>
          <table:table-cell table:style-name="ce12" office:value-type="string" calcext:value-type="string">
            <text:p>constadd</text:p>
          </table:table-cell>
          <table:table-cell table:style-name="ce14" office:value-type="string" calcext:value-type="string">
            <text:p>search</text:p>
          </table:table-cell>
          <table:table-cell table:style-name="ce6" office:value-type="string" calcext:value-type="string">
            <text:p>introot</text:p>
          </table:table-cell>
          <table:table-cell table:style-name="ce12" office:value-type="string" calcext:value-type="string">
            <text:p>intdiv</text:p>
          </table:table-cell>
          <table:table-cell table:style-name="ce12" office:value-type="string" calcext:value-type="string">
            <text:p>intmod</text:p>
          </table:table-cell>
          <table:table-cell table:style-name="ce12" office:value-type="string" calcext:value-type="string">
            <text:p>gcd</text:p>
          </table:table-cell>
          <table:table-cell table:style-name="ce14" office:value-type="string" calcext:value-type="string">
            <text:p>modexp</text:p>
          </table:table-cell>
          <table:table-cell table:style-name="ce6" office:value-type="string" calcext:value-type="string">
            <text:p>countprimes</text:p>
          </table:table-cell>
          <table:table-cell table:style-name="ce14" office:value-type="string" calcext:value-type="string">
            <text:p>countfactors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23" office:value-type="float" office:value="0.0221839328020677" calcext:value-type="float">
            <text:p>0,0221839328</text:p>
          </table:table-cell>
          <table:table-cell table:style-name="ce31" office:value-type="float" office:value="0.0257483776428721" calcext:value-type="float">
            <text:p>0,0257483776</text:p>
          </table:table-cell>
          <table:table-cell table:style-name="ce31" office:value-type="float" office:value="0.0382987727465087" calcext:value-type="float">
            <text:p>0,0382987727</text:p>
          </table:table-cell>
          <table:table-cell table:style-name="ce31" office:value-type="float" office:value="0.0112884390813545" calcext:value-type="float">
            <text:p>0,0112884391</text:p>
          </table:table-cell>
          <table:table-cell table:style-name="ce31" office:value-type="float" office:value="0.0221979621542941" calcext:value-type="float">
            <text:p>0,0221979622</text:p>
          </table:table-cell>
          <table:table-cell table:style-name="ce31" office:value-type="float" office:value="0.021978021978022" calcext:value-type="float">
            <text:p>0,021978022</text:p>
          </table:table-cell>
          <table:table-cell table:style-name="ce31" office:value-type="float" office:value="0.051764705882353" calcext:value-type="float">
            <text:p>0,0517647059</text:p>
          </table:table-cell>
          <table:table-cell table:style-name="ce31" office:value-type="float" office:value="0.0266385588348026" calcext:value-type="float">
            <text:p>0,0266385588</text:p>
          </table:table-cell>
          <table:table-cell table:style-name="ce31" office:value-type="float" office:value="0.0293432696786213" calcext:value-type="float">
            <text:p>0,0293432697</text:p>
          </table:table-cell>
          <table:table-cell table:style-name="ce37" office:value-type="float" office:value="0.0273459449335082" calcext:value-type="float">
            <text:p>0,0273459449</text:p>
          </table:table-cell>
          <table:table-cell table:style-name="ce24" office:value-type="float" office:value="-0.0112755461592671" calcext:value-type="float">
            <text:p>-0,0112755462</text:p>
          </table:table-cell>
          <table:table-cell office:value-type="float" office:value="0.0210461157536367" calcext:value-type="float">
            <text:p>0,0210461158</text:p>
          </table:table-cell>
          <table:table-cell office:value-type="float" office:value="0.0225122349102773" calcext:value-type="float">
            <text:p>0,0225122349</text:p>
          </table:table-cell>
          <table:table-cell office:value-type="float" office:value="0.0232043134989408" calcext:value-type="float">
            <text:p>0,0232043135</text:p>
          </table:table-cell>
          <table:table-cell table:style-name="ce38" office:value-type="float" office:value="-0.0454380789732443" calcext:value-type="float">
            <text:p>-0,045438079</text:p>
          </table:table-cell>
          <table:table-cell table:style-name="ce24" office:value-type="float" office:value="-0.0461625601812518" calcext:value-type="float">
            <text:p>-0,0461625602</text:p>
          </table:table-cell>
          <table:table-cell table:style-name="ce38" office:value-type="float" office:value="-0.118503712164477" calcext:value-type="float">
            <text:p>-0,1185037122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24" office:value-type="float" office:value="0.101742160278746" calcext:value-type="float">
            <text:p>0,1017421603</text:p>
          </table:table-cell>
          <table:table-cell office:value-type="float" office:value="0.111488783140721" calcext:value-type="float">
            <text:p>0,1114887831</text:p>
          </table:table-cell>
          <table:table-cell office:value-type="float" office:value="0.090909090909091" calcext:value-type="float">
            <text:p>0,0909090909</text:p>
          </table:table-cell>
          <table:table-cell office:value-type="float" office:value="0.0695704779189353" calcext:value-type="float">
            <text:p>0,0695704779</text:p>
          </table:table-cell>
          <table:table-cell office:value-type="float" office:value="0.0623608017817371" calcext:value-type="float">
            <text:p>0,0623608018</text:p>
          </table:table-cell>
          <table:table-cell office:value-type="float" office:value="0.0744125326370756" calcext:value-type="float">
            <text:p>0,0744125326</text:p>
          </table:table-cell>
          <table:table-cell office:value-type="float" office:value="0.0603588907014682" calcext:value-type="float">
            <text:p>0,0603588907</text:p>
          </table:table-cell>
          <table:table-cell office:value-type="float" office:value="0.0633053221288516" calcext:value-type="float">
            <text:p>0,0633053221</text:p>
          </table:table-cell>
          <table:table-cell office:value-type="float" office:value="0.0155709342560553" calcext:value-type="float">
            <text:p>0,0155709343</text:p>
          </table:table-cell>
          <table:table-cell table:style-name="ce38" office:value-type="float" office:value="0.0486187845303868" calcext:value-type="float">
            <text:p>0,0486187845</text:p>
          </table:table-cell>
          <table:table-cell table:style-name="ce24" office:value-type="float" office:value="-0.016366612111293" calcext:value-type="float">
            <text:p>-0,0163666121</text:p>
          </table:table-cell>
          <table:table-cell office:value-type="float" office:value="0.0084717045069468" calcext:value-type="float">
            <text:p>0,0084717045</text:p>
          </table:table-cell>
          <table:table-cell office:value-type="float" office:value="-0.00782997762863543" calcext:value-type="float">
            <text:p>-0,0078299776</text:p>
          </table:table-cell>
          <table:table-cell office:value-type="float" office:value="-0.00131617431997673" calcext:value-type="float">
            <text:p>-0,0013161743</text:p>
          </table:table-cell>
          <table:table-cell table:style-name="ce38" office:value-type="float" office:value="-0.0501243646588083" calcext:value-type="float">
            <text:p>-0,0501243647</text:p>
          </table:table-cell>
          <table:table-cell table:style-name="ce24" office:value-type="float" office:value="-0.0415244596131968" calcext:value-type="float">
            <text:p>-0,0415244596</text:p>
          </table:table-cell>
          <table:table-cell table:style-name="ce38" office:value-type="float" office:value="-0.0341880341880342" calcext:value-type="float">
            <text:p>-0,0341880342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24" office:value-type="float" office:value="-0.00133988387673061" calcext:value-type="float">
            <text:p>-0,0013398839</text:p>
          </table:table-cell>
          <table:table-cell office:value-type="float" office:value="-0.00223350253807111" calcext:value-type="float">
            <text:p>-0,0022335025</text:p>
          </table:table-cell>
          <table:table-cell office:value-type="float" office:value="0.0203287197231833" calcext:value-type="float">
            <text:p>0,0203287197</text:p>
          </table:table-cell>
          <table:table-cell office:value-type="float" office:value="-0.00565089995814146" calcext:value-type="float">
            <text:p>-0,0056509</text:p>
          </table:table-cell>
          <table:table-cell office:value-type="float" office:value="0.00437028208184344" calcext:value-type="float">
            <text:p>0,0043702821</text:p>
          </table:table-cell>
          <table:table-cell office:value-type="float" office:value="-0.00260529743812416" calcext:value-type="float">
            <text:p>-0,0026052974</text:p>
          </table:table-cell>
          <table:table-cell office:value-type="float" office:value="0.0255278310940499" calcext:value-type="float">
            <text:p>0,0255278311</text:p>
          </table:table-cell>
          <table:table-cell office:value-type="float" office:value="-0.0192229038854805" calcext:value-type="float">
            <text:p>-0,0192229039</text:p>
          </table:table-cell>
          <table:table-cell office:value-type="float" office:value="-0.00142112742775941" calcext:value-type="float">
            <text:p>-0,0014211274</text:p>
          </table:table-cell>
          <table:table-cell table:style-name="ce38" office:value-type="float" office:value="0.0556201550387597" calcext:value-type="float">
            <text:p>0,055620155</text:p>
          </table:table-cell>
          <table:table-cell table:style-name="ce24" office:value-type="float" office:value="-0.0368819776714514" calcext:value-type="float">
            <text:p>-0,0368819777</text:p>
          </table:table-cell>
          <table:table-cell office:value-type="float" office:value="-0.0908516020236088" calcext:value-type="float">
            <text:p>-0,090851602</text:p>
          </table:table-cell>
          <table:table-cell office:value-type="float" office:value="-0.064488575699338" calcext:value-type="float">
            <text:p>-0,0644885757</text:p>
          </table:table-cell>
          <table:table-cell office:value-type="float" office:value="-0.109368635437882" calcext:value-type="float">
            <text:p>-0,1093686354</text:p>
          </table:table-cell>
          <table:table-cell table:style-name="ce38" office:value-type="float" office:value="-0.913598074608905" calcext:value-type="float">
            <text:p>-0,9135980746</text:p>
          </table:table-cell>
          <table:table-cell table:style-name="ce24" office:value-type="float" office:value="-1.13089748137638" calcext:value-type="float">
            <text:p>-1,1308974814</text:p>
          </table:table-cell>
          <table:table-cell table:style-name="ce38" office:value-type="float" office:value="-1.29131313131313" calcext:value-type="float">
            <text:p>-1,2913131313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24" office:value-type="float" office:value="-0.0174418604651163" calcext:value-type="float">
            <text:p>-0,0174418605</text:p>
          </table:table-cell>
          <table:table-cell office:value-type="float" office:value="-0.0292230933713471" calcext:value-type="float">
            <text:p>-0,0292230934</text:p>
          </table:table-cell>
          <table:table-cell office:value-type="float" office:value="-0.031757233592096" calcext:value-type="float">
            <text:p>-0,0317572336</text:p>
          </table:table-cell>
          <table:table-cell office:value-type="float" office:value="-0.0342105263157894" calcext:value-type="float">
            <text:p>-0,0342105263</text:p>
          </table:table-cell>
          <table:table-cell office:value-type="float" office:value="-0.019115890083632" calcext:value-type="float">
            <text:p>-0,0191158901</text:p>
          </table:table-cell>
          <table:table-cell office:value-type="float" office:value="-0.0509510869565217" calcext:value-type="float">
            <text:p>-0,050951087</text:p>
          </table:table-cell>
          <table:table-cell office:value-type="float" office:value="-0.0506620610247554" calcext:value-type="float">
            <text:p>-0,050662061</text:p>
          </table:table-cell>
          <table:table-cell office:value-type="float" office:value="-0.0714285714285714" calcext:value-type="float">
            <text:p>-0,0714285714</text:p>
          </table:table-cell>
          <table:table-cell office:value-type="float" office:value="-0.0138775510204082" calcext:value-type="float">
            <text:p>-0,013877551</text:p>
          </table:table-cell>
          <table:table-cell table:style-name="ce38" office:value-type="float" office:value="-0.0220680958385876" calcext:value-type="float">
            <text:p>-0,0220680958</text:p>
          </table:table-cell>
          <table:table-cell table:style-name="ce24" office:value-type="float" office:value="-0.125635808748728" calcext:value-type="float">
            <text:p>-0,1256358087</text:p>
          </table:table-cell>
          <table:table-cell office:value-type="float" office:value="-0.332264271969211" calcext:value-type="float">
            <text:p>-0,332264272</text:p>
          </table:table-cell>
          <table:table-cell office:value-type="float" office:value="-0.196462413139608" calcext:value-type="float">
            <text:p>-0,1964624131</text:p>
          </table:table-cell>
          <table:table-cell office:value-type="float" office:value="-0.307779670641681" calcext:value-type="float">
            <text:p>-0,3077796706</text:p>
          </table:table-cell>
          <table:table-cell table:style-name="ce38" office:value-type="float" office:value="-1.07264957264957" calcext:value-type="float">
            <text:p>-1,0726495726</text:p>
          </table:table-cell>
          <table:table-cell table:style-name="ce24" office:value-type="float" office:value="-1.18599640933573" calcext:value-type="float">
            <text:p>-1,1859964093</text:p>
          </table:table-cell>
          <table:table-cell table:style-name="ce38" office:value-type="float" office:value="-1.3336032388664" calcext:value-type="float">
            <text:p>-1,3336032389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25" office:value-type="float" office:value="-0.0203252032520325" calcext:value-type="float">
            <text:p>-0,0203252033</text:p>
          </table:table-cell>
          <table:table-cell table:style-name="ce32" office:value-type="float" office:value="-0.0347490347490348" calcext:value-type="float">
            <text:p>-0,0347490347</text:p>
          </table:table-cell>
          <table:table-cell table:style-name="ce32" office:value-type="float" office:value="-0.0265822784810126" calcext:value-type="float">
            <text:p>-0,0265822785</text:p>
          </table:table-cell>
          <table:table-cell table:style-name="ce32" office:value-type="float" office:value="-0.0357583230579532" calcext:value-type="float">
            <text:p>-0,0357583231</text:p>
          </table:table-cell>
          <table:table-cell table:style-name="ce32" office:value-type="float" office:value="0.00111111111111105" calcext:value-type="float">
            <text:p>0,0011111111</text:p>
          </table:table-cell>
          <table:table-cell table:style-name="ce32" office:value-type="float" office:value="-0.02" calcext:value-type="float">
            <text:p>-0,02</text:p>
          </table:table-cell>
          <table:table-cell table:style-name="ce32" office:value-type="float" office:value="0.0053475935828877" calcext:value-type="float">
            <text:p>0,0053475936</text:p>
          </table:table-cell>
          <table:table-cell table:style-name="ce32" office:value-type="float" office:value="-0.00888888888888886" calcext:value-type="float">
            <text:p>-0,0088888889</text:p>
          </table:table-cell>
          <table:table-cell table:style-name="ce32" office:value-type="float" office:value="0.00455927051671728" calcext:value-type="float">
            <text:p>0,0045592705</text:p>
          </table:table-cell>
          <table:table-cell table:style-name="ce39" office:value-type="float" office:value="0" calcext:value-type="float">
            <text:p>0</text:p>
          </table:table-cell>
          <table:table-cell table:style-name="ce25" office:value-type="float" office:value="-0.0125698324022347" calcext:value-type="float">
            <text:p>-0,0125698324</text:p>
          </table:table-cell>
          <table:table-cell table:style-name="ce32" office:value-type="float" office:value="0.0101394169835236" calcext:value-type="float">
            <text:p>0,010139417</text:p>
          </table:table-cell>
          <table:table-cell table:style-name="ce32" office:value-type="float" office:value="-0.0127713920817369" calcext:value-type="float">
            <text:p>-0,0127713921</text:p>
          </table:table-cell>
          <table:table-cell table:style-name="ce32" office:value-type="float" office:value="-0.00324324324324321" calcext:value-type="float">
            <text:p>-0,0032432432</text:p>
          </table:table-cell>
          <table:table-cell table:style-name="ce39" office:value-type="float" office:value="-0.137963397465978" calcext:value-type="float">
            <text:p>-0,1379633975</text:p>
          </table:table-cell>
          <table:table-cell table:style-name="ce25" office:value-type="float" office:value="-0.271122320302648" calcext:value-type="float">
            <text:p>-0,2711223203</text:p>
          </table:table-cell>
          <table:table-cell table:style-name="ce39" office:value-type="float" office:value="-0.261520737327189" calcext:value-type="float">
            <text:p>-0,2615207373</text:p>
          </table:table-cell>
          <table:table-cell table:number-columns-repeated="1006"/>
        </table:table-row>
        <table:table-row table:style-name="ro1" table:number-rows-repeated="73">
          <table:table-cell table:number-columns-repeated="1024"/>
        </table:table-row>
        <table:table-row table:style-name="ro1">
          <table:table-cell table:style-name="ce19"/>
          <table:table-cell table:style-name="ce26"/>
          <table:table-cell table:style-name="ce33"/>
          <table:table-cell table:style-name="ce26" table:number-columns-repeated="4"/>
          <table:table-cell table:style-name="ce19" table:number-columns-repeated="5"/>
          <table:table-cell table:number-columns-repeated="1012"/>
        </table:table-row>
        <table:table-row table:style-name="ro1">
          <table:table-cell table:style-name="ce19"/>
          <table:table-cell table:style-name="ce27" office:value-type="string" calcext:value-type="string">
            <text:p>addn</text:p>
          </table:table-cell>
          <table:table-cell table:style-name="ce34" office:value-type="string" calcext:value-type="string">
            <text:p>sub</text:p>
          </table:table-cell>
          <table:table-cell table:style-name="ce34" office:value-type="string" calcext:value-type="string">
            <text:p>mul</text:p>
          </table:table-cell>
          <table:table-cell table:style-name="ce34" office:value-type="string" calcext:value-type="string">
            <text:p>add3</text:p>
          </table:table-cell>
          <table:table-cell table:style-name="ce34" office:value-type="string" calcext:value-type="string">
            <text:p>add4</text:p>
          </table:table-cell>
          <table:table-cell table:style-name="ce34" office:value-type="string" calcext:value-type="string">
            <text:p>exp1</text:p>
          </table:table-cell>
          <table:table-cell table:style-name="ce34" office:value-type="string" calcext:value-type="string">
            <text:p>scalprod</text:p>
          </table:table-cell>
          <table:table-cell table:style-name="ce34" office:value-type="string" calcext:value-type="string">
            <text:p>wntexp</text:p>
          </table:table-cell>
          <table:table-cell table:style-name="ce34" office:value-type="string" calcext:value-type="string">
            <text:p>constadd</text:p>
          </table:table-cell>
          <table:table-cell table:style-name="ce40" office:value-type="string" calcext:value-type="string">
            <text:p>search</text:p>
          </table:table-cell>
          <table:table-cell table:style-name="ce27" office:value-type="string" calcext:value-type="string">
            <text:p>introot</text:p>
          </table:table-cell>
          <table:table-cell table:style-name="ce34" office:value-type="string" calcext:value-type="string">
            <text:p>intdiv</text:p>
          </table:table-cell>
          <table:table-cell table:style-name="ce34" office:value-type="string" calcext:value-type="string">
            <text:p>intmod</text:p>
          </table:table-cell>
          <table:table-cell table:style-name="ce34" office:value-type="string" calcext:value-type="string">
            <text:p>gcd</text:p>
          </table:table-cell>
          <table:table-cell table:style-name="ce40" office:value-type="string" calcext:value-type="string">
            <text:p>modexp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20" office:value-type="string" calcext:value-type="string">
            <text:p>NOT NULL</text:p>
          </table:table-cell>
          <table:table-cell table:style-name="ce28" office:value-type="float" office:value="148.6" calcext:value-type="float">
            <text:p>148,6</text:p>
          </table:table-cell>
          <table:table-cell table:style-name="ce35" office:value-type="float" office:value="146.8" calcext:value-type="float">
            <text:p>146,8</text:p>
          </table:table-cell>
          <table:table-cell table:style-name="ce35" office:value-type="float" office:value="152.5" calcext:value-type="float">
            <text:p>152,5</text:p>
          </table:table-cell>
          <table:table-cell table:style-name="ce35" office:value-type="float" office:value="162.8" calcext:value-type="float">
            <text:p>162,8</text:p>
          </table:table-cell>
          <table:table-cell table:style-name="ce35" office:value-type="float" office:value="183.3" calcext:value-type="float">
            <text:p>183,3</text:p>
          </table:table-cell>
          <table:table-cell table:style-name="ce35" office:value-type="float" office:value="167.7" calcext:value-type="float">
            <text:p>167,7</text:p>
          </table:table-cell>
          <table:table-cell table:style-name="ce35" office:value-type="float" office:value="192.3" calcext:value-type="float">
            <text:p>192,3</text:p>
          </table:table-cell>
          <table:table-cell table:style-name="ce35" office:value-type="float" office:value="182.2" calcext:value-type="float">
            <text:p>182,2</text:p>
          </table:table-cell>
          <table:table-cell table:style-name="ce35" office:value-type="float" office:value="127.5" calcext:value-type="float">
            <text:p>127,5</text:p>
          </table:table-cell>
          <table:table-cell table:style-name="ce41" office:value-type="float" office:value="171.8" calcext:value-type="float">
            <text:p>171,8</text:p>
          </table:table-cell>
          <table:table-cell table:style-name="ce29" office:value-type="float" office:value="145" calcext:value-type="float">
            <text:p>145</text:p>
          </table:table-cell>
          <table:table-cell table:style-name="ce26" office:value-type="float" office:value="153.7" calcext:value-type="float">
            <text:p>153,7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88" calcext:value-type="float">
            <text:p>188</text:p>
          </table:table-cell>
          <table:table-cell table:style-name="ce42" office:value-type="float" office:value="1218" calcext:value-type="float">
            <text:p>1218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21" office:value-type="string" calcext:value-type="string">
            <text:p>1 NULL</text:p>
          </table:table-cell>
          <table:table-cell table:style-name="ce29" office:value-type="float" office:value="150.8" calcext:value-type="float">
            <text:p>150,8</text:p>
          </table:table-cell>
          <table:table-cell table:style-name="ce26" office:value-type="float" office:value="153.2" calcext:value-type="float">
            <text:p>153,2</text:p>
          </table:table-cell>
          <table:table-cell table:style-name="ce26" office:value-type="float" office:value="157.3" calcext:value-type="float">
            <text:p>157,3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71.8" calcext:value-type="float">
            <text:p>171,8</text:p>
          </table:table-cell>
          <table:table-cell table:style-name="ce26" office:value-type="float" office:value="199.5" calcext:value-type="float">
            <text:p>199,5</text:p>
          </table:table-cell>
          <table:table-cell table:style-name="ce26" office:value-type="float" office:value="181.8" calcext:value-type="float">
            <text:p>181,8</text:p>
          </table:table-cell>
          <table:table-cell table:style-name="ce26" office:value-type="float" office:value="129.3" calcext:value-type="float">
            <text:p>129,3</text:p>
          </table:table-cell>
          <table:table-cell table:style-name="ce42" office:value-type="float" office:value="176.5" calcext:value-type="float">
            <text:p>176,5</text:p>
          </table:table-cell>
          <table:table-cell table:style-name="ce29" office:value-type="float" office:value="144.6" calcext:value-type="float">
            <text:p>144,6</text:p>
          </table:table-cell>
          <table:table-cell table:style-name="ce26" office:value-type="float" office:value="163.7" calcext:value-type="float">
            <text:p>163,7</text:p>
          </table:table-cell>
          <table:table-cell table:style-name="ce26" office:value-type="float" office:value="166.7" calcext:value-type="float">
            <text:p>166,7</text:p>
          </table:table-cell>
          <table:table-cell table:style-name="ce26" office:value-type="float" office:value="217.5" calcext:value-type="float">
            <text:p>217,5</text:p>
          </table:table-cell>
          <table:table-cell table:style-name="ce42" office:value-type="float" office:value="1328.2" calcext:value-type="float">
            <text:p>1328,2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22" office:value-type="string" calcext:value-type="string">
            <text:p>all NULL</text:p>
          </table:table-cell>
          <table:table-cell table:style-name="ce30" office:value-type="float" office:value="150.5" calcext:value-type="float">
            <text:p>150,5</text:p>
          </table:table-cell>
          <table:table-cell table:style-name="ce36" office:value-type="float" office:value="155.8" calcext:value-type="float">
            <text:p>155,8</text:p>
          </table:table-cell>
          <table:table-cell table:style-name="ce36" office:value-type="float" office:value="164.2" calcext:value-type="float">
            <text:p>164,2</text:p>
          </table:table-cell>
          <table:table-cell table:style-name="ce36" office:value-type="float" office:value="176.2" calcext:value-type="float">
            <text:p>176,2</text:p>
          </table:table-cell>
          <table:table-cell table:style-name="ce36" office:value-type="float" office:value="201.7" calcext:value-type="float">
            <text:p>201,7</text:p>
          </table:table-cell>
          <table:table-cell table:style-name="ce36" office:value-type="float" office:value="172.8" calcext:value-type="float">
            <text:p>172,8</text:p>
          </table:table-cell>
          <table:table-cell table:style-name="ce36" office:value-type="float" office:value="234.8" calcext:value-type="float">
            <text:p>234,8</text:p>
          </table:table-cell>
          <table:table-cell table:style-name="ce36" office:value-type="float" office:value="190.7" calcext:value-type="float">
            <text:p>190,7</text:p>
          </table:table-cell>
          <table:table-cell table:style-name="ce36" office:value-type="float" office:value="126.2" calcext:value-type="float">
            <text:p>126,2</text:p>
          </table:table-cell>
          <table:table-cell table:style-name="ce43" office:value-type="float" office:value="189.2" calcext:value-type="float">
            <text:p>189,2</text:p>
          </table:table-cell>
          <table:table-cell table:style-name="ce30" office:value-type="float" office:value="146.4" calcext:value-type="float">
            <text:p>146,4</text:p>
          </table:table-cell>
          <table:table-cell table:style-name="ce36" office:value-type="float" office:value="172.3" calcext:value-type="float">
            <text:p>172,3</text:p>
          </table:table-cell>
          <table:table-cell table:style-name="ce36" office:value-type="float" office:value="176.3" calcext:value-type="float">
            <text:p>176,3</text:p>
          </table:table-cell>
          <table:table-cell table:style-name="ce36" office:value-type="float" office:value="229" calcext:value-type="float">
            <text:p>229</text:p>
          </table:table-cell>
          <table:table-cell table:style-name="ce43" office:value-type="float" office:value="1832.4" calcext:value-type="float">
            <text:p>1832,4</text:p>
          </table:table-cell>
          <table:table-cell table:style-name="ce19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/>
          <table:table-cell table:style-name="ce27" office:value-type="string" calcext:value-type="string">
            <text:p>add</text:p>
          </table:table-cell>
          <table:table-cell table:style-name="ce34" office:value-type="string" calcext:value-type="string">
            <text:p>sub</text:p>
          </table:table-cell>
          <table:table-cell table:style-name="ce34" office:value-type="string" calcext:value-type="string">
            <text:p>mul</text:p>
          </table:table-cell>
          <table:table-cell table:style-name="ce34" office:value-type="string" calcext:value-type="string">
            <text:p>add3</text:p>
          </table:table-cell>
          <table:table-cell table:style-name="ce34" office:value-type="string" calcext:value-type="string">
            <text:p>add4</text:p>
          </table:table-cell>
          <table:table-cell table:style-name="ce34" office:value-type="string" calcext:value-type="string">
            <text:p>exp1</text:p>
          </table:table-cell>
          <table:table-cell table:style-name="ce34" office:value-type="string" calcext:value-type="string">
            <text:p>scalprod</text:p>
          </table:table-cell>
          <table:table-cell table:style-name="ce34" office:value-type="string" calcext:value-type="string">
            <text:p>wntexp</text:p>
          </table:table-cell>
          <table:table-cell table:style-name="ce34" office:value-type="string" calcext:value-type="string">
            <text:p>constadd</text:p>
          </table:table-cell>
          <table:table-cell table:style-name="ce40" office:value-type="string" calcext:value-type="string">
            <text:p>search</text:p>
          </table:table-cell>
          <table:table-cell table:style-name="ce27" office:value-type="string" calcext:value-type="string">
            <text:p>introot</text:p>
          </table:table-cell>
          <table:table-cell table:style-name="ce34" office:value-type="string" calcext:value-type="string">
            <text:p>intdiv</text:p>
          </table:table-cell>
          <table:table-cell table:style-name="ce34" office:value-type="string" calcext:value-type="string">
            <text:p>intmod</text:p>
          </table:table-cell>
          <table:table-cell table:style-name="ce34" office:value-type="string" calcext:value-type="string">
            <text:p>gcd</text:p>
          </table:table-cell>
          <table:table-cell table:style-name="ce40" office:value-type="string" calcext:value-type="string">
            <text:p>modexp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NOT NULL</text:p>
          </table:table-cell>
          <table:table-cell table:style-name="ce28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41" table:formula="of:=100" office:value-type="float" office:value="100" calcext:value-type="float">
            <text:p>100</text:p>
          </table:table-cell>
          <table:table-cell table:style-name="ce28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41" table:formula="of:=100"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1 NULL</text:p>
          </table:table-cell>
          <table:table-cell table:style-name="ce29" table:formula="of:=([.B84]/[.B83])*100" office:value-type="float" office:value="101.480484522207" calcext:value-type="float">
            <text:p>101,4804845222</text:p>
          </table:table-cell>
          <table:table-cell table:style-name="ce26" table:formula="of:=([.C84]/[.C83])*100" office:value-type="float" office:value="104.359673024523" calcext:value-type="float">
            <text:p>104,3596730245</text:p>
          </table:table-cell>
          <table:table-cell table:style-name="ce26" table:formula="of:=([.D84]/[.D83])*100" office:value-type="float" office:value="103.147540983607" calcext:value-type="float">
            <text:p>103,1475409836</text:p>
          </table:table-cell>
          <table:table-cell table:style-name="ce26" table:formula="of:=([.E84]/[.E83])*100" office:value-type="float" office:value="101.965601965602" calcext:value-type="float">
            <text:p>101,9656019656</text:p>
          </table:table-cell>
          <table:table-cell table:style-name="ce26" table:formula="of:=([.F84]/[.F83])*100" office:value-type="float" office:value="102.018548827059" calcext:value-type="float">
            <text:p>102,0185488271</text:p>
          </table:table-cell>
          <table:table-cell table:style-name="ce26" table:formula="of:=([.G84]/[.G83])*100" office:value-type="float" office:value="102.444841979726" calcext:value-type="float">
            <text:p>102,4448419797</text:p>
          </table:table-cell>
          <table:table-cell table:style-name="ce26" table:formula="of:=([.H84]/[.H83])*100" office:value-type="float" office:value="103.744149765991" calcext:value-type="float">
            <text:p>103,744149766</text:p>
          </table:table-cell>
          <table:table-cell table:style-name="ce26" table:formula="of:=([.I84]/[.I83])*100" office:value-type="float" office:value="99.7804610318332" calcext:value-type="float">
            <text:p>99,7804610318</text:p>
          </table:table-cell>
          <table:table-cell table:style-name="ce26" table:formula="of:=([.J84]/[.J83])*100" office:value-type="float" office:value="101.411764705882" calcext:value-type="float">
            <text:p>101,4117647059</text:p>
          </table:table-cell>
          <table:table-cell table:style-name="ce42" table:formula="of:=([.K84]/[.K83])*100" office:value-type="float" office:value="102.735739231665" calcext:value-type="float">
            <text:p>102,7357392317</text:p>
          </table:table-cell>
          <table:table-cell table:style-name="ce29" table:formula="of:=([.L84]/[.L83])*100" office:value-type="float" office:value="99.7241379310345" calcext:value-type="float">
            <text:p>99,724137931</text:p>
          </table:table-cell>
          <table:table-cell table:style-name="ce26" table:formula="of:=([.M84]/[.M83])*100" office:value-type="float" office:value="106.506180871828" calcext:value-type="float">
            <text:p>106,5061808718</text:p>
          </table:table-cell>
          <table:table-cell table:style-name="ce26" table:formula="of:=([.N84]/[.N83])*100" office:value-type="float" office:value="106.178343949045" calcext:value-type="float">
            <text:p>106,178343949</text:p>
          </table:table-cell>
          <table:table-cell table:style-name="ce26" table:formula="of:=([.O84]/[.O83])*100" office:value-type="float" office:value="115.691489361702" calcext:value-type="float">
            <text:p>115,6914893617</text:p>
          </table:table-cell>
          <table:table-cell table:style-name="ce42" table:formula="of:=([.P84]/[.P83])*100" office:value-type="float" office:value="109.047619047619" calcext:value-type="float">
            <text:p>109,0476190476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all NULL</text:p>
          </table:table-cell>
          <table:table-cell table:style-name="ce30" table:formula="of:=([.B85]/[.B83])*100" office:value-type="float" office:value="101.278600269179" calcext:value-type="float">
            <text:p>101,2786002692</text:p>
          </table:table-cell>
          <table:table-cell table:style-name="ce36" table:formula="of:=([.C85]/[.C83])*100" office:value-type="float" office:value="106.130790190736" calcext:value-type="float">
            <text:p>106,1307901907</text:p>
          </table:table-cell>
          <table:table-cell table:style-name="ce36" table:formula="of:=([.D85]/[.D83])*100" office:value-type="float" office:value="107.672131147541" calcext:value-type="float">
            <text:p>107,6721311475</text:p>
          </table:table-cell>
          <table:table-cell table:style-name="ce36" table:formula="of:=([.E85]/[.E83])*100" office:value-type="float" office:value="108.230958230958" calcext:value-type="float">
            <text:p>108,230958231</text:p>
          </table:table-cell>
          <table:table-cell table:style-name="ce36" table:formula="of:=([.F85]/[.F83])*100" office:value-type="float" office:value="110.038188761593" calcext:value-type="float">
            <text:p>110,0381887616</text:p>
          </table:table-cell>
          <table:table-cell table:style-name="ce36" table:formula="of:=([.G85]/[.G83])*100" office:value-type="float" office:value="103.04114490161" calcext:value-type="float">
            <text:p>103,0411449016</text:p>
          </table:table-cell>
          <table:table-cell table:style-name="ce36" table:formula="of:=([.H85]/[.H83])*100" office:value-type="float" office:value="122.100884035361" calcext:value-type="float">
            <text:p>122,1008840354</text:p>
          </table:table-cell>
          <table:table-cell table:style-name="ce36" table:formula="of:=([.I85]/[.I83])*100" office:value-type="float" office:value="104.665203073546" calcext:value-type="float">
            <text:p>104,6652030735</text:p>
          </table:table-cell>
          <table:table-cell table:style-name="ce36" table:formula="of:=([.J85]/[.J83])*100" office:value-type="float" office:value="98.9803921568628" calcext:value-type="float">
            <text:p>98,9803921569</text:p>
          </table:table-cell>
          <table:table-cell table:style-name="ce43" table:formula="of:=([.K85]/[.K83])*100" office:value-type="float" office:value="110.128055878929" calcext:value-type="float">
            <text:p>110,1280558789</text:p>
          </table:table-cell>
          <table:table-cell table:style-name="ce30" table:formula="of:=([.L85]/[.L83])*100" office:value-type="float" office:value="100.965517241379" calcext:value-type="float">
            <text:p>100,9655172414</text:p>
          </table:table-cell>
          <table:table-cell table:style-name="ce36" table:formula="of:=([.M85]/[.M83])*100" office:value-type="float" office:value="112.101496421601" calcext:value-type="float">
            <text:p>112,1014964216</text:p>
          </table:table-cell>
          <table:table-cell table:style-name="ce36" table:formula="of:=([.N85]/[.N83])*100" office:value-type="float" office:value="112.292993630573" calcext:value-type="float">
            <text:p>112,2929936306</text:p>
          </table:table-cell>
          <table:table-cell table:style-name="ce36" table:formula="of:=([.O85]/[.O83])*100" office:value-type="float" office:value="121.808510638298" calcext:value-type="float">
            <text:p>121,8085106383</text:p>
          </table:table-cell>
          <table:table-cell table:style-name="ce43" table:formula="of:=([.P85]/[.P83])*100" office:value-type="float" office:value="150.443349753695" calcext:value-type="float">
            <text:p>150,4433497537</text:p>
          </table:table-cell>
          <table:table-cell table:number-columns-repeated="1008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percentage-style style:name="N111P0" style:volatile="true">
      <number:text>+</number:text>
      <number:number number:decimal-places="0" loext:min-decimal-places="0" number:min-integer-digits="1"/>
      <number:text>%</number:text>
    </number:percentage-style>
    <number:percentage-style style:name="N111P1" style:volatile="true">
      <number:text>-</number:text>
      <number:number number:decimal-places="0" loext:min-decimal-places="0" number:min-integer-digits="1"/>
      <number:text>%</number:text>
    </number:percentage-style>
    <number:percentage-style style:name="N111">
      <number:number number:decimal-places="0" loext:min-decimal-places="0" number:min-integer-digits="1"/>
      <number:text>%</number:text>
      <style:map style:condition="value()&gt;0" style:apply-style-name="N111P0"/>
      <style:map style:condition="value()&lt;0" style:apply-style-name="N111P1"/>
    </number:percentag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19:01:45.855587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08:40:41.312739079</meta:creation-date>
    <dc:date>2017-08-08T19:04:32.825826132</dc:date>
    <meta:editing-duration>PT10H28M57S</meta:editing-duration>
    <meta:editing-cycles>5</meta:editing-cycles>
    <meta:generator>LibreOffice/5.0.2.2$Linux_X86_64 LibreOffice_project/37b43f919e4de5eeaca9b9755ed688758a8251fe</meta:generator>
    <meta:document-statistic meta:table-count="2" meta:cell-count="38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2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03cm" svg:height="7.81cm" xlink:href=".." xlink:type="simple" chart:class="chart:bar" chart:style-name="ch1">
        <chart:legend chart:legend-position="bottom" svg:x="5.946cm" svg:y="6.868cm" style:legend-expansion="wide" chart:style-name="ch2"/>
        <chart:plot-area chart:style-name="ch3" table:cell-range-address="exp1.B2:exp1.L7 exp1.A3:exp1.A7" chart:data-source-has-labels="both" svg:x="1.815cm" svg:y="0.156cm" svg:width="23.276cm" svg:height="6.556cm">
          <chartooo:coordinate-region svg:x="2.304cm" svg:y="0.382cm" svg:width="22.787cm" svg:height="5.63cm"/>
          <chart:axis chart:dimension="x" chart:name="primary-x" chart:style-name="ch4" chartooo:axis-type="auto">
            <chartooo:date-scale/>
            <chart:categories table:cell-range-address="exp1.B2:exp1.L2"/>
          </chart:axis>
          <chart:axis chart:dimension="y" chart:name="primary-y" chart:style-name="ch5">
            <chart:title svg:x="0.451cm" svg:y="5.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3:exp1.L3" chart:label-cell-address="exp1.A3:exp1.A3" chart:class="chart:bar">
            <chart:data-point chart:repeated="11"/>
          </chart:series>
          <chart:series chart:style-name="ch9" chart:values-cell-range-address="exp1.B4:exp1.L4" chart:label-cell-address="exp1.A4:exp1.A4" chart:class="chart:bar">
            <chart:data-point chart:repeated="11"/>
          </chart:series>
          <chart:series chart:style-name="ch10" chart:values-cell-range-address="exp1.B5:exp1.L5" chart:label-cell-address="exp1.A5:exp1.A5" chart:class="chart:bar">
            <chart:data-point chart:repeated="11"/>
          </chart:series>
          <chart:series chart:style-name="ch11" chart:values-cell-range-address="exp1.B6:exp1.L6" chart:label-cell-address="exp1.A6:exp1.A6" chart:class="chart:bar">
            <chart:data-point chart:repeated="11"/>
          </chart:series>
          <chart:series chart:style-name="ch12" chart:values-cell-range-address="exp1.B7:exp1.L7" chart:label-cell-address="exp1.A7:exp1.A7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1.B2:exp1.L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3:exp1.A3</svg:desc>
                </draw:g>
              </table:table-cell>
              <table:table-cell office:value-type="float" office:value="1">
                <text:p>1</text:p>
                <draw:g>
                  <svg:desc>exp1.B3:exp1.L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vm pragma</text:p>
                <draw:g>
                  <svg:desc>exp1.A4:exp1.A4</svg:desc>
                </draw:g>
              </table:table-cell>
              <table:table-cell office:value-type="float" office:value="3.33475783475783">
                <text:p>3.33475783475783</text:p>
                <draw:g>
                  <svg:desc>exp1.B4:exp1.L4</svg:desc>
                </draw:g>
              </table:table-cell>
              <table:table-cell office:value-type="float" office:value="3.34035087719298">
                <text:p>3.34035087719298</text:p>
              </table:table-cell>
              <table:table-cell office:value-type="float" office:value="3.30901582931865">
                <text:p>3.30901582931865</text:p>
              </table:table-cell>
              <table:table-cell office:value-type="float" office:value="3.20879120879121">
                <text:p>3.20879120879121</text:p>
              </table:table-cell>
              <table:table-cell office:value-type="float" office:value="3.06795077581594">
                <text:p>3.06795077581594</text:p>
              </table:table-cell>
              <table:table-cell office:value-type="float" office:value="3.26938239159001">
                <text:p>3.26938239159001</text:p>
              </table:table-cell>
              <table:table-cell office:value-type="float" office:value="3.0259671436142">
                <text:p>3.0259671436142</text:p>
              </table:table-cell>
              <table:table-cell office:value-type="float" office:value="3.07222222222222">
                <text:p>3.07222222222222</text:p>
              </table:table-cell>
              <table:table-cell office:value-type="float" office:value="4.23234624145786">
                <text:p>4.23234624145786</text:p>
              </table:table-cell>
              <table:table-cell office:value-type="float" office:value="3.81299385425812">
                <text:p>3.81299385425812</text:p>
              </table:table-cell>
              <table:table-cell office:value-type="float" office:value="3.38882743362832">
                <text:p>3.38882743362832</text:p>
              </table:table-cell>
            </table:table-row>
            <table:table-row>
              <table:table-cell office:value-type="string">
                <text:p>ncomp</text:p>
                <draw:g>
                  <svg:desc>exp1.A5:exp1.A5</svg:desc>
                </draw:g>
              </table:table-cell>
              <table:table-cell office:value-type="float" office:value="1.03928967813541">
                <text:p>1.03928967813541</text:p>
                <draw:g>
                  <svg:desc>exp1.B5:exp1.L5</svg:desc>
                </draw:g>
              </table:table-cell>
              <table:table-cell office:value-type="float" office:value="1.03523270987386">
                <text:p>1.03523270987386</text:p>
              </table:table-cell>
              <table:table-cell office:value-type="float" office:value="1.05392371766769">
                <text:p>1.05392371766769</text:p>
              </table:table-cell>
              <table:table-cell office:value-type="float" office:value="1.0564824120603">
                <text:p>1.0564824120603</text:p>
              </table:table-cell>
              <table:table-cell office:value-type="float" office:value="1.1218939542164">
                <text:p>1.1218939542164</text:p>
              </table:table-cell>
              <table:table-cell office:value-type="float" office:value="1.05156382079459">
                <text:p>1.05156382079459</text:p>
              </table:table-cell>
              <table:table-cell office:value-type="float" office:value="1.10189116171362">
                <text:p>1.10189116171362</text:p>
              </table:table-cell>
              <table:table-cell office:value-type="float" office:value="1.11178126256534">
                <text:p>1.11178126256534</text:p>
              </table:table-cell>
              <table:table-cell office:value-type="float" office:value="0.961946673569764">
                <text:p>0.961946673569764</text:p>
              </table:table-cell>
              <table:table-cell office:value-type="float" office:value="1.00509141402453">
                <text:p>1.00509141402453</text:p>
              </table:table-cell>
              <table:table-cell office:value-type="float" office:value="1.23652875882947">
                <text:p>1.23652875882947</text:p>
              </table:table-cell>
            </table:table-row>
            <table:table-row>
              <table:table-cell office:value-type="string">
                <text:p>ncomp pragma</text:p>
                <draw:g>
                  <svg:desc>exp1.A6:exp1.A6</svg:desc>
                </draw:g>
              </table:table-cell>
              <table:table-cell office:value-type="float" office:value="3.39029688631427">
                <text:p>3.39029688631427</text:p>
                <draw:g>
                  <svg:desc>exp1.B6:exp1.L6</svg:desc>
                </draw:g>
              </table:table-cell>
              <table:table-cell office:value-type="float" office:value="3.25581395348837">
                <text:p>3.25581395348837</text:p>
              </table:table-cell>
              <table:table-cell office:value-type="float" office:value="3.35988819007687">
                <text:p>3.35988819007687</text:p>
              </table:table-cell>
              <table:table-cell office:value-type="float" office:value="3.37139191789609">
                <text:p>3.37139191789609</text:p>
              </table:table-cell>
              <table:table-cell office:value-type="float" office:value="3.30489913544669">
                <text:p>3.30489913544669</text:p>
              </table:table-cell>
              <table:table-cell office:value-type="float" office:value="3.36899119837508">
                <text:p>3.36899119837508</text:p>
              </table:table-cell>
              <table:table-cell office:value-type="float" office:value="3.31398723157284">
                <text:p>3.31398723157284</text:p>
              </table:table-cell>
              <table:table-cell office:value-type="float" office:value="3.39472068753837">
                <text:p>3.39472068753837</text:p>
              </table:table-cell>
              <table:table-cell office:value-type="float" office:value="3.675568743818">
                <text:p>3.675568743818</text:p>
              </table:table-cell>
              <table:table-cell office:value-type="float" office:value="3.45505171042164">
                <text:p>3.45505171042164</text:p>
              </table:table-cell>
              <table:table-cell office:value-type="float" office:value="3.83656856606137">
                <text:p>3.83656856606137</text:p>
              </table:table-cell>
            </table:table-row>
            <table:table-row>
              <table:table-cell office:value-type="string">
                <text:p>truffle</text:p>
                <draw:g>
                  <svg:desc>exp1.A7:exp1.A7</svg:desc>
                </draw:g>
              </table:table-cell>
              <table:table-cell office:value-type="float" office:value="6.22606382978723">
                <text:p>6.22606382978723</text:p>
                <draw:g>
                  <svg:desc>exp1.B7:exp1.L7</svg:desc>
                </draw:g>
              </table:table-cell>
              <table:table-cell office:value-type="float" office:value="6.45861601085482">
                <text:p>6.45861601085482</text:p>
              </table:table-cell>
              <table:table-cell office:value-type="float" office:value="6.24415584415584">
                <text:p>6.24415584415584</text:p>
              </table:table-cell>
              <table:table-cell office:value-type="float" office:value="6.50495049504951">
                <text:p>6.50495049504951</text:p>
              </table:table-cell>
              <table:table-cell office:value-type="float" office:value="6.30803080308031">
                <text:p>6.30803080308031</text:p>
              </table:table-cell>
              <table:table-cell office:value-type="float" office:value="5.84037558685446">
                <text:p>5.84037558685446</text:p>
              </table:table-cell>
              <table:table-cell office:value-type="float" office:value="6.10042735042735">
                <text:p>6.10042735042735</text:p>
              </table:table-cell>
              <table:table-cell office:value-type="float" office:value="6.1926091825308">
                <text:p>6.1926091825308</text:p>
              </table:table-cell>
              <table:table-cell office:value-type="float" office:value="7.50707070707071">
                <text:p>7.50707070707071</text:p>
              </table:table-cell>
              <table:table-cell office:value-type="float" office:value="6.85015772870663">
                <text:p>6.85015772870663</text:p>
              </table:table-cell>
              <table:table-cell office:value-type="float" office:value="7.07505773672056">
                <text:p>7.07505773672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2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28cm" svg:height="7.412cm" xlink:href=".." xlink:type="simple" chart:class="chart:bar" chart:style-name="ch1">
        <chart:legend chart:legend-position="end" svg:x="15.248cm" svg:y="2.013cm" style:legend-expansion="high" chart:style-name="ch2"/>
        <chart:plot-area chart:style-name="ch3" table:cell-range-address="exp1.B38:exp1.F43 exp1.A39:exp1.A43" chart:data-source-has-labels="both" svg:x="1.695cm" svg:y="0.148cm" svg:width="13.161cm" svg:height="7.116cm">
          <chartooo:coordinate-region svg:x="2.422cm" svg:y="0.374cm" svg:width="12.434cm" svg:height="6.19cm"/>
          <chart:axis chart:dimension="x" chart:name="primary-x" chart:style-name="ch4" chartooo:axis-type="auto">
            <chartooo:date-scale/>
            <chart:categories table:cell-range-address="exp1.B38:exp1.F38"/>
          </chart:axis>
          <chart:axis chart:dimension="y" chart:name="primary-y" chart:style-name="ch5">
            <chart:title svg:x="0.451cm" svg:y="5.872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39:exp1.F39" chart:label-cell-address="exp1.A39:exp1.A39" chart:class="chart:bar">
            <chart:data-point chart:repeated="5"/>
          </chart:series>
          <chart:series chart:style-name="ch9" chart:values-cell-range-address="exp1.B40:exp1.F40" chart:label-cell-address="exp1.A40:exp1.A40" chart:class="chart:bar">
            <chart:data-point chart:repeated="5"/>
          </chart:series>
          <chart:series chart:style-name="ch10" chart:values-cell-range-address="exp1.B41:exp1.F41" chart:label-cell-address="exp1.A41:exp1.A41" chart:class="chart:bar">
            <chart:data-point chart:repeated="5"/>
          </chart:series>
          <chart:series chart:style-name="ch11" chart:values-cell-range-address="exp1.B42:exp1.F42" chart:label-cell-address="exp1.A42:exp1.A42" chart:class="chart:bar">
            <chart:data-point chart:repeated="5"/>
          </chart:series>
          <chart:series chart:style-name="ch12" chart:values-cell-range-address="exp1.B43:exp1.F43" chart:label-cell-address="exp1.A43:exp1.A4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exp1.B38:exp1.F38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39:exp1.A39</svg:desc>
                </draw:g>
              </table:table-cell>
              <table:table-cell office:value-type="float" office:value="1">
                <text:p>1</text:p>
                <draw:g>
                  <svg:desc>exp1.B39:exp1.F3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vm pragma</text:p>
                <draw:g>
                  <svg:desc>exp1.A40:exp1.A40</svg:desc>
                </draw:g>
              </table:table-cell>
              <table:table-cell office:value-type="float" office:value="2.48066528066528">
                <text:p>2.48066528066528</text:p>
                <draw:g>
                  <svg:desc>exp1.B40:exp1.F40</svg:desc>
                </draw:g>
              </table:table-cell>
              <table:table-cell office:value-type="float" office:value="2.16468993561505">
                <text:p>2.16468993561505</text:p>
              </table:table-cell>
              <table:table-cell office:value-type="float" office:value="2.31669793621013">
                <text:p>2.31669793621013</text:p>
              </table:table-cell>
              <table:table-cell office:value-type="float" office:value="1.50154117129018">
                <text:p>1.50154117129018</text:p>
              </table:table-cell>
              <table:table-cell office:value-type="float" office:value="0.906476524375799">
                <text:p>0.906476524375799</text:p>
              </table:table-cell>
            </table:table-row>
            <table:table-row>
              <table:table-cell office:value-type="string">
                <text:p>ncomp</text:p>
                <draw:g>
                  <svg:desc>exp1.A41:exp1.A41</svg:desc>
                </draw:g>
              </table:table-cell>
              <table:table-cell office:value-type="float" office:value="1.17765495459929">
                <text:p>1.17765495459929</text:p>
                <draw:g>
                  <svg:desc>exp1.B41:exp1.F41</svg:desc>
                </draw:g>
              </table:table-cell>
              <table:table-cell office:value-type="float" office:value="1.36554082941428">
                <text:p>1.36554082941428</text:p>
              </table:table-cell>
              <table:table-cell office:value-type="float" office:value="1.31417624521073">
                <text:p>1.31417624521073</text:p>
              </table:table-cell>
              <table:table-cell office:value-type="float" office:value="2.08392748013852">
                <text:p>2.08392748013852</text:p>
              </table:table-cell>
              <table:table-cell office:value-type="float" office:value="4.45990675990676">
                <text:p>4.45990675990676</text:p>
              </table:table-cell>
            </table:table-row>
            <table:table-row>
              <table:table-cell office:value-type="string">
                <text:p>ncomp pragma</text:p>
                <draw:g>
                  <svg:desc>exp1.A42:exp1.A42</svg:desc>
                </draw:g>
              </table:table-cell>
              <table:table-cell office:value-type="float" office:value="3.01770359129995">
                <text:p>3.01770359129995</text:p>
                <draw:g>
                  <svg:desc>exp1.B42:exp1.F42</svg:desc>
                </draw:g>
              </table:table-cell>
              <table:table-cell office:value-type="float" office:value="4.108038585209">
                <text:p>4.108038585209</text:p>
              </table:table-cell>
              <table:table-cell office:value-type="float" office:value="3.90018951358181">
                <text:p>3.90018951358181</text:p>
              </table:table-cell>
              <table:table-cell office:value-type="float" office:value="5.79931972789116">
                <text:p>5.79931972789116</text:p>
              </table:table-cell>
              <table:table-cell office:value-type="float" office:value="5.49167623421355">
                <text:p>5.49167623421355</text:p>
              </table:table-cell>
            </table:table-row>
            <table:table-row>
              <table:table-cell office:value-type="string">
                <text:p>truffle</text:p>
                <draw:g>
                  <svg:desc>exp1.A43:exp1.A43</svg:desc>
                </draw:g>
              </table:table-cell>
              <table:table-cell office:value-type="float" office:value="8.01881720430107">
                <text:p>8.01881720430107</text:p>
                <draw:g>
                  <svg:desc>exp1.B43:exp1.F43</svg:desc>
                </draw:g>
              </table:table-cell>
              <table:table-cell office:value-type="float" office:value="8.01505646173149">
                <text:p>8.01505646173149</text:p>
              </table:table-cell>
              <table:table-cell office:value-type="float" office:value="7.6695652173913">
                <text:p>7.6695652173913</text:p>
              </table:table-cell>
              <table:table-cell office:value-type="float" office:value="12.2661870503597">
                <text:p>12.2661870503597</text:p>
              </table:table-cell>
              <table:table-cell office:value-type="float" office:value="17.8746263079223">
                <text:p>17.8746263079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2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884cm" svg:height="6.461cm" xlink:href=".." xlink:type="simple" chart:class="chart:bar" chart:style-name="ch1">
        <chart:legend chart:legend-position="end" svg:x="10.504cm" svg:y="1.537cm" style:legend-expansion="high" chart:style-name="ch2"/>
        <chart:plot-area chart:style-name="ch3" table:cell-range-address="exp1.B74:exp1.C79 exp1.A75:exp1.A79" chart:data-source-has-labels="both" svg:x="1.6cm" svg:y="0.129cm" svg:width="8.607cm" svg:height="6.203cm">
          <chartooo:coordinate-region svg:x="2.327cm" svg:y="0.355cm" svg:width="7.88cm" svg:height="5.277cm"/>
          <chart:axis chart:dimension="x" chart:name="primary-x" chart:style-name="ch4" chartooo:axis-type="auto">
            <chartooo:date-scale/>
            <chart:categories table:cell-range-address="exp1.B74:exp1.C74"/>
          </chart:axis>
          <chart:axis chart:dimension="y" chart:name="primary-y" chart:style-name="ch5">
            <chart:title svg:x="0.451cm" svg:y="5.39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75:exp1.C75" chart:label-cell-address="exp1.A75:exp1.A75" chart:class="chart:bar">
            <chart:data-point chart:repeated="2"/>
          </chart:series>
          <chart:series chart:style-name="ch9" chart:values-cell-range-address="exp1.B76:exp1.C76" chart:label-cell-address="exp1.A76:exp1.A76" chart:class="chart:bar">
            <chart:data-point chart:repeated="2"/>
          </chart:series>
          <chart:series chart:style-name="ch10" chart:values-cell-range-address="exp1.B77:exp1.C77" chart:label-cell-address="exp1.A77:exp1.A77" chart:class="chart:bar">
            <chart:data-point chart:repeated="2"/>
          </chart:series>
          <chart:series chart:style-name="ch11" chart:values-cell-range-address="exp1.B78:exp1.C78" chart:label-cell-address="exp1.A78:exp1.A78" chart:class="chart:bar">
            <chart:data-point chart:repeated="2"/>
          </chart:series>
          <chart:series chart:style-name="ch12" chart:values-cell-range-address="exp1.B79:exp1.C79" chart:label-cell-address="exp1.A79:exp1.A79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exp1.B74:exp1.C74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75:exp1.A75</svg:desc>
                </draw:g>
              </table:table-cell>
              <table:table-cell office:value-type="float" office:value="1">
                <text:p>1</text:p>
                <draw:g>
                  <svg:desc>exp1.B75:exp1.C75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vm pragma</text:p>
                <draw:g>
                  <svg:desc>exp1.A76:exp1.A76</svg:desc>
                </draw:g>
              </table:table-cell>
              <table:table-cell office:value-type="float" office:value="0.999730820995962">
                <text:p>0.999730820995962</text:p>
                <draw:g>
                  <svg:desc>exp1.B76:exp1.C76</svg:desc>
                </draw:g>
              </table:table-cell>
              <table:table-cell office:value-type="float" office:value="1.00203311065931">
                <text:p>1.00203311065931</text:p>
              </table:table-cell>
            </table:table-row>
            <table:table-row>
              <table:table-cell office:value-type="string">
                <text:p>ncomp</text:p>
                <draw:g>
                  <svg:desc>exp1.A77:exp1.A77</svg:desc>
                </draw:g>
              </table:table-cell>
              <table:table-cell office:value-type="float" office:value="6.59680284191829">
                <text:p>6.59680284191829</text:p>
                <draw:g>
                  <svg:desc>exp1.B77:exp1.C77</svg:desc>
                </draw:g>
              </table:table-cell>
              <table:table-cell office:value-type="float" office:value="6.99797160243408">
                <text:p>6.99797160243408</text:p>
              </table:table-cell>
            </table:table-row>
            <table:table-row>
              <table:table-cell office:value-type="string">
                <text:p>ncomp pragma</text:p>
                <draw:g>
                  <svg:desc>exp1.A78:exp1.A78</svg:desc>
                </draw:g>
              </table:table-cell>
              <table:table-cell office:value-type="float" office:value="6.64400715563506">
                <text:p>6.64400715563506</text:p>
                <draw:g>
                  <svg:desc>exp1.B78:exp1.C78</svg:desc>
                </draw:g>
              </table:table-cell>
              <table:table-cell office:value-type="float" office:value="7.01219512195122">
                <text:p>7.01219512195122</text:p>
              </table:table-cell>
            </table:table-row>
            <table:table-row>
              <table:table-cell office:value-type="string">
                <text:p>truffle</text:p>
                <draw:g>
                  <svg:desc>exp1.A79:exp1.A79</svg:desc>
                </draw:g>
              </table:table-cell>
              <table:table-cell office:value-type="float" office:value="23.8076923076923">
                <text:p>23.8076923076923</text:p>
                <draw:g>
                  <svg:desc>exp1.B79:exp1.C79</svg:desc>
                </draw:g>
              </table:table-cell>
              <table:table-cell office:value-type="float" office:value="19.6022727272727">
                <text:p>19.60227272727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1P0" style:volatile="true">
      <number:text>+</number:text>
      <number:number number:decimal-places="0" loext:min-decimal-places="0" number:min-integer-digits="1"/>
      <number:text>%</number:text>
    </number:percentage-style>
    <number:percentage-style style:name="N111P1" style:volatile="true">
      <number:text>-</number:text>
      <number:number number:decimal-places="0" loext:min-decimal-places="0" number:min-integer-digits="1"/>
      <number:text>%</number:text>
    </number:percentage-style>
    <number:percentage-style style:name="N111">
      <number:number number:decimal-places="0" loext:min-decimal-places="0" number:min-integer-digits="1"/>
      <number:text>%</number:text>
      <style:map style:condition="value()&gt;0" style:apply-style-name="N111P0"/>
      <style:map style:condition="value()&lt;0" style:apply-style-name="N111P1"/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end"/>
      <style:graphic-properties svg:stroke-color="#b3b3b3"/>
      <style:text-properties fo:font-size="14pt" style:font-size-asian="10pt" style:font-size-complex="10pt"/>
    </style:style>
    <style:style style:name="ch5" style:family="chart" style:data-style-name="N11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781cm" svg:height="10.127cm" xlink:href=".." xlink:type="simple" chart:class="chart:bar" chart:style-name="ch1">
        <chart:legend chart:legend-position="bottom" svg:x="4.799cm" svg:y="8.74cm" style:legend-expansion="wide" chart:style-name="ch2"/>
        <chart:plot-area chart:style-name="ch3" table:cell-range-address="exp2.A3:exp2.R7 exp2.B2:exp2.R2" chart:data-source-has-labels="both" svg:x="0.575cm" svg:y="0.202cm" svg:width="27.631cm" svg:height="8.336cm">
          <chartooo:coordinate-region svg:x="2.043cm" svg:y="1.009cm" svg:width="26.163cm" svg:height="7.304cm"/>
          <chart:axis chart:dimension="x" chart:name="primary-x" chart:style-name="ch4" chartooo:axis-type="auto">
            <chartooo:date-scale/>
            <chart:categories table:cell-range-address="exp2.A3:exp2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.B3:exp2.B7" chart:label-cell-address="exp2.B2:exp2.B2" chart:class="chart:bar">
            <chart:data-point chart:repeated="5"/>
          </chart:series>
          <chart:series chart:style-name="ch8" chart:values-cell-range-address="exp2.C3:exp2.C7" chart:label-cell-address="exp2.C2:exp2.C2" chart:class="chart:bar">
            <chart:data-point chart:repeated="5"/>
          </chart:series>
          <chart:series chart:style-name="ch9" chart:values-cell-range-address="exp2.D3:exp2.D7" chart:label-cell-address="exp2.D2:exp2.D2" chart:class="chart:bar">
            <chart:data-point chart:repeated="5"/>
          </chart:series>
          <chart:series chart:style-name="ch10" chart:values-cell-range-address="exp2.E3:exp2.E7" chart:label-cell-address="exp2.E2:exp2.E2" chart:class="chart:bar">
            <chart:data-point chart:repeated="5"/>
          </chart:series>
          <chart:series chart:style-name="ch11" chart:values-cell-range-address="exp2.F3:exp2.F7" chart:label-cell-address="exp2.F2:exp2.F2" chart:class="chart:bar">
            <chart:data-point chart:repeated="5"/>
          </chart:series>
          <chart:series chart:style-name="ch12" chart:values-cell-range-address="exp2.G3:exp2.G7" chart:label-cell-address="exp2.G2:exp2.G2" chart:class="chart:bar">
            <chart:data-point chart:repeated="5"/>
          </chart:series>
          <chart:series chart:style-name="ch13" chart:values-cell-range-address="exp2.H3:exp2.H7" chart:label-cell-address="exp2.H2:exp2.H2" chart:class="chart:bar">
            <chart:data-point chart:repeated="5"/>
          </chart:series>
          <chart:series chart:style-name="ch14" chart:values-cell-range-address="exp2.I3:exp2.I7" chart:label-cell-address="exp2.I2:exp2.I2" chart:class="chart:bar">
            <chart:data-point chart:repeated="5"/>
          </chart:series>
          <chart:series chart:style-name="ch15" chart:values-cell-range-address="exp2.J3:exp2.J7" chart:label-cell-address="exp2.J2:exp2.J2" chart:class="chart:bar">
            <chart:data-point chart:repeated="5"/>
          </chart:series>
          <chart:series chart:style-name="ch16" chart:values-cell-range-address="exp2.K3:exp2.K7" chart:label-cell-address="exp2.K2:exp2.K2" chart:class="chart:bar">
            <chart:data-point chart:repeated="5"/>
          </chart:series>
          <chart:series chart:style-name="ch17" chart:values-cell-range-address="exp2.L3:exp2.L7" chart:label-cell-address="exp2.L2:exp2.L2" chart:class="chart:bar">
            <chart:data-point chart:repeated="5"/>
          </chart:series>
          <chart:series chart:style-name="ch18" chart:values-cell-range-address="exp2.M3:exp2.M7" chart:label-cell-address="exp2.M2:exp2.M2" chart:class="chart:bar">
            <chart:data-point chart:repeated="5"/>
          </chart:series>
          <chart:series chart:style-name="ch7" chart:values-cell-range-address="exp2.N3:exp2.N7" chart:label-cell-address="exp2.N2:exp2.N2" chart:class="chart:bar">
            <chart:data-point chart:repeated="5"/>
          </chart:series>
          <chart:series chart:style-name="ch8" chart:values-cell-range-address="exp2.O3:exp2.O7" chart:label-cell-address="exp2.O2:exp2.O2" chart:class="chart:bar">
            <chart:data-point chart:repeated="5"/>
          </chart:series>
          <chart:series chart:style-name="ch9" chart:values-cell-range-address="exp2.P3:exp2.P7" chart:label-cell-address="exp2.P2:exp2.P2" chart:class="chart:bar">
            <chart:data-point chart:repeated="5"/>
          </chart:series>
          <chart:series chart:style-name="ch10" chart:values-cell-range-address="exp2.Q3:exp2.Q7" chart:label-cell-address="exp2.Q2:exp2.Q2" chart:class="chart:bar">
            <chart:data-point chart:repeated="5"/>
          </chart:series>
          <chart:series chart:style-name="ch11" chart:values-cell-range-address="exp2.R3:exp2.R7" chart:label-cell-address="exp2.R2:exp2.R2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.B2:exp2.B2</svg:desc>
                </draw:g>
              </table:table-cell>
              <table:table-cell office:value-type="string">
                <text:p>sub</text:p>
                <draw:g>
                  <svg:desc>exp2.C2:exp2.C2</svg:desc>
                </draw:g>
              </table:table-cell>
              <table:table-cell office:value-type="string">
                <text:p>mul</text:p>
                <draw:g>
                  <svg:desc>exp2.D2:exp2.D2</svg:desc>
                </draw:g>
              </table:table-cell>
              <table:table-cell office:value-type="string">
                <text:p>add3</text:p>
                <draw:g>
                  <svg:desc>exp2.E2:exp2.E2</svg:desc>
                </draw:g>
              </table:table-cell>
              <table:table-cell office:value-type="string">
                <text:p>add4</text:p>
                <draw:g>
                  <svg:desc>exp2.F2:exp2.F2</svg:desc>
                </draw:g>
              </table:table-cell>
              <table:table-cell office:value-type="string">
                <text:p>exp1</text:p>
                <draw:g>
                  <svg:desc>exp2.G2:exp2.G2</svg:desc>
                </draw:g>
              </table:table-cell>
              <table:table-cell office:value-type="string">
                <text:p>scalprod</text:p>
                <draw:g>
                  <svg:desc>exp2.H2:exp2.H2</svg:desc>
                </draw:g>
              </table:table-cell>
              <table:table-cell office:value-type="string">
                <text:p>wntexp</text:p>
                <draw:g>
                  <svg:desc>exp2.I2:exp2.I2</svg:desc>
                </draw:g>
              </table:table-cell>
              <table:table-cell office:value-type="string">
                <text:p>constadd</text:p>
                <draw:g>
                  <svg:desc>exp2.J2:exp2.J2</svg:desc>
                </draw:g>
              </table:table-cell>
              <table:table-cell office:value-type="string">
                <text:p>search</text:p>
                <draw:g>
                  <svg:desc>exp2.K2:exp2.K2</svg:desc>
                </draw:g>
              </table:table-cell>
              <table:table-cell office:value-type="string">
                <text:p>introot</text:p>
                <draw:g>
                  <svg:desc>exp2.L2:exp2.L2</svg:desc>
                </draw:g>
              </table:table-cell>
              <table:table-cell office:value-type="string">
                <text:p>intdiv</text:p>
                <draw:g>
                  <svg:desc>exp2.M2:exp2.M2</svg:desc>
                </draw:g>
              </table:table-cell>
              <table:table-cell office:value-type="string">
                <text:p>intmod</text:p>
                <draw:g>
                  <svg:desc>exp2.N2:exp2.N2</svg:desc>
                </draw:g>
              </table:table-cell>
              <table:table-cell office:value-type="string">
                <text:p>gcd</text:p>
                <draw:g>
                  <svg:desc>exp2.O2:exp2.O2</svg:desc>
                </draw:g>
              </table:table-cell>
              <table:table-cell office:value-type="string">
                <text:p>modexp</text:p>
                <draw:g>
                  <svg:desc>exp2.P2:exp2.P2</svg:desc>
                </draw:g>
              </table:table-cell>
              <table:table-cell office:value-type="string">
                <text:p>countprimes</text:p>
                <draw:g>
                  <svg:desc>exp2.Q2:exp2.Q2</svg:desc>
                </draw:g>
              </table:table-cell>
              <table:table-cell office:value-type="string">
                <text:p>countfactors</text:p>
                <draw:g>
                  <svg:desc>exp2.R2:exp2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2.A3:exp2.A7</svg:desc>
                </draw:g>
              </table:table-cell>
              <table:table-cell office:value-type="float" office:value="0.0221839328020677">
                <text:p>0.0221839328020677</text:p>
                <draw:g>
                  <svg:desc>exp2.B3:exp2.B7</svg:desc>
                </draw:g>
              </table:table-cell>
              <table:table-cell office:value-type="float" office:value="0.0257483776428721">
                <text:p>0.0257483776428721</text:p>
                <draw:g>
                  <svg:desc>exp2.C3:exp2.C7</svg:desc>
                </draw:g>
              </table:table-cell>
              <table:table-cell office:value-type="float" office:value="0.0382987727465087">
                <text:p>0.0382987727465087</text:p>
                <draw:g>
                  <svg:desc>exp2.D3:exp2.D7</svg:desc>
                </draw:g>
              </table:table-cell>
              <table:table-cell office:value-type="float" office:value="0.0112884390813545">
                <text:p>0.0112884390813545</text:p>
                <draw:g>
                  <svg:desc>exp2.E3:exp2.E7</svg:desc>
                </draw:g>
              </table:table-cell>
              <table:table-cell office:value-type="float" office:value="0.0221979621542941">
                <text:p>0.0221979621542941</text:p>
                <draw:g>
                  <svg:desc>exp2.F3:exp2.F7</svg:desc>
                </draw:g>
              </table:table-cell>
              <table:table-cell office:value-type="float" office:value="0.021978021978022">
                <text:p>0.021978021978022</text:p>
                <draw:g>
                  <svg:desc>exp2.G3:exp2.G7</svg:desc>
                </draw:g>
              </table:table-cell>
              <table:table-cell office:value-type="float" office:value="0.051764705882353">
                <text:p>0.051764705882353</text:p>
                <draw:g>
                  <svg:desc>exp2.H3:exp2.H7</svg:desc>
                </draw:g>
              </table:table-cell>
              <table:table-cell office:value-type="float" office:value="0.0266385588348026">
                <text:p>0.0266385588348026</text:p>
                <draw:g>
                  <svg:desc>exp2.I3:exp2.I7</svg:desc>
                </draw:g>
              </table:table-cell>
              <table:table-cell office:value-type="float" office:value="0.0293432696786213">
                <text:p>0.0293432696786213</text:p>
                <draw:g>
                  <svg:desc>exp2.J3:exp2.J7</svg:desc>
                </draw:g>
              </table:table-cell>
              <table:table-cell office:value-type="float" office:value="0.0273459449335082">
                <text:p>0.0273459449335082</text:p>
                <draw:g>
                  <svg:desc>exp2.K3:exp2.K7</svg:desc>
                </draw:g>
              </table:table-cell>
              <table:table-cell office:value-type="float" office:value="-0.0112755461592671">
                <text:p>-0.0112755461592671</text:p>
                <draw:g>
                  <svg:desc>exp2.L3:exp2.L7</svg:desc>
                </draw:g>
              </table:table-cell>
              <table:table-cell office:value-type="float" office:value="0.0210461157536367">
                <text:p>0.0210461157536367</text:p>
                <draw:g>
                  <svg:desc>exp2.M3:exp2.M7</svg:desc>
                </draw:g>
              </table:table-cell>
              <table:table-cell office:value-type="float" office:value="0.0225122349102773">
                <text:p>0.0225122349102773</text:p>
                <draw:g>
                  <svg:desc>exp2.N3:exp2.N7</svg:desc>
                </draw:g>
              </table:table-cell>
              <table:table-cell office:value-type="float" office:value="0.0232043134989408">
                <text:p>0.0232043134989408</text:p>
                <draw:g>
                  <svg:desc>exp2.O3:exp2.O7</svg:desc>
                </draw:g>
              </table:table-cell>
              <table:table-cell office:value-type="float" office:value="-0.0454380789732443">
                <text:p>-0.0454380789732443</text:p>
                <draw:g>
                  <svg:desc>exp2.P3:exp2.P7</svg:desc>
                </draw:g>
              </table:table-cell>
              <table:table-cell office:value-type="float" office:value="-0.0461625601812518">
                <text:p>-0.0461625601812518</text:p>
                <draw:g>
                  <svg:desc>exp2.Q3:exp2.Q7</svg:desc>
                </draw:g>
              </table:table-cell>
              <table:table-cell office:value-type="float" office:value="-0.118503712164477">
                <text:p>-0.118503712164477</text:p>
                <draw:g>
                  <svg:desc>exp2.R3:exp2.R7</svg:desc>
                </draw:g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384cm" svg:height="7.332cm" xlink:href=".." xlink:type="simple" chart:class="chart:bar" chart:style-name="ch1">
        <chart:legend chart:legend-position="bottom" svg:x="9.469cm" svg:y="6.549cm" style:legend-expansion="wide" chart:style-name="ch2"/>
        <chart:plot-area chart:style-name="ch3" table:cell-range-address="exp2.B2:exp2.R7 exp2.A3:exp2.A7" chart:data-source-has-labels="both" svg:x="0.567cm" svg:y="0.146cm" svg:width="27.25cm" svg:height="6.257cm">
          <chartooo:coordinate-region svg:x="1.797cm" svg:y="0.345cm" svg:width="25.832cm" svg:height="5.013cm"/>
          <chart:axis chart:dimension="x" chart:name="primary-x" chart:style-name="ch4" chartooo:axis-type="auto">
            <chartooo:date-scale/>
            <chart:categories table:cell-range-address="exp2.B2:exp2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.B3:exp2.R3" chart:label-cell-address="exp2.A3:exp2.A3" chart:class="chart:bar">
            <chart:data-point chart:repeated="17"/>
          </chart:series>
          <chart:series chart:style-name="ch8" chart:values-cell-range-address="exp2.B4:exp2.R4" chart:label-cell-address="exp2.A4:exp2.A4" chart:class="chart:bar">
            <chart:data-point chart:repeated="17"/>
          </chart:series>
          <chart:series chart:style-name="ch9" chart:values-cell-range-address="exp2.B5:exp2.R5" chart:label-cell-address="exp2.A5:exp2.A5" chart:class="chart:bar">
            <chart:data-point chart:repeated="17"/>
          </chart:series>
          <chart:series chart:style-name="ch10" chart:values-cell-range-address="exp2.B6:exp2.R6" chart:label-cell-address="exp2.A6:exp2.A6" chart:class="chart:bar">
            <chart:data-point chart:repeated="17"/>
          </chart:series>
          <chart:series chart:style-name="ch11" chart:values-cell-range-address="exp2.B7:exp2.R7" chart:label-cell-address="exp2.A7:exp2.A7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.B2:exp2.R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2.A3:exp2.A3</svg:desc>
                </draw:g>
              </table:table-cell>
              <table:table-cell office:value-type="float" office:value="0.0221839328020677">
                <text:p>0.0221839328020677</text:p>
                <draw:g>
                  <svg:desc>exp2.B3:exp2.R3</svg:desc>
                </draw:g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  <draw:g>
                  <svg:desc>exp2.A4:exp2.A4</svg:desc>
                </draw:g>
              </table:table-cell>
              <table:table-cell office:value-type="float" office:value="0.101742160278746">
                <text:p>0.101742160278746</text:p>
                <draw:g>
                  <svg:desc>exp2.B4:exp2.R4</svg:desc>
                </draw:g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  <draw:g>
                  <svg:desc>exp2.A5:exp2.A5</svg:desc>
                </draw:g>
              </table:table-cell>
              <table:table-cell office:value-type="float" office:value="-0.00133988387673061">
                <text:p>-0.00133988387673061</text:p>
                <draw:g>
                  <svg:desc>exp2.B5:exp2.R5</svg:desc>
                </draw:g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  <draw:g>
                  <svg:desc>exp2.A6:exp2.A6</svg:desc>
                </draw:g>
              </table:table-cell>
              <table:table-cell office:value-type="float" office:value="-0.0174418604651163">
                <text:p>-0.0174418604651163</text:p>
                <draw:g>
                  <svg:desc>exp2.B6:exp2.R6</svg:desc>
                </draw:g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  <draw:g>
                  <svg:desc>exp2.A7:exp2.A7</svg:desc>
                </draw:g>
              </table:table-cell>
              <table:table-cell office:value-type="float" office:value="-0.0203252032520325">
                <text:p>-0.0203252032520325</text:p>
                <draw:g>
                  <svg:desc>exp2.B7:exp2.R7</svg:desc>
                </draw:g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end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78cm" svg:height="10.785cm" xlink:href=".." xlink:type="simple" chart:class="chart:line" chart:style-name="ch1">
        <chart:legend chart:legend-position="bottom" svg:x="4.386cm" svg:y="9.949cm" style:legend-expansion="wide" chart:style-name="ch2"/>
        <chart:plot-area chart:style-name="ch3" table:cell-range-address="exp2.B2:exp2.R7 exp2.A3:exp2.A7" chart:data-source-has-labels="both" svg:x="0.457cm" svg:y="0.215cm" svg:width="21.964cm" svg:height="9.519cm">
          <chartooo:coordinate-region svg:x="1.925cm" svg:y="1.367cm" svg:width="19.357cm" svg:height="8.142cm"/>
          <chart:axis chart:dimension="x" chart:name="primary-x" chart:style-name="ch4" chartooo:axis-type="auto">
            <chartooo:date-scale/>
            <chart:categories table:cell-range-address="exp2.B2:exp2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.B3:exp2.R3" chart:label-cell-address="exp2.A3:exp2.A3" chart:class="chart:line">
            <chart:data-point chart:repeated="17"/>
          </chart:series>
          <chart:series chart:style-name="ch8" chart:values-cell-range-address="exp2.B4:exp2.R4" chart:label-cell-address="exp2.A4:exp2.A4" chart:class="chart:line">
            <chart:data-point chart:repeated="17"/>
          </chart:series>
          <chart:series chart:style-name="ch9" chart:values-cell-range-address="exp2.B5:exp2.R5" chart:label-cell-address="exp2.A5:exp2.A5" chart:class="chart:line">
            <chart:data-point chart:repeated="17"/>
          </chart:series>
          <chart:series chart:style-name="ch10" chart:values-cell-range-address="exp2.B6:exp2.R6" chart:label-cell-address="exp2.A6:exp2.A6" chart:class="chart:line">
            <chart:data-point chart:repeated="17"/>
          </chart:series>
          <chart:series chart:style-name="ch11" chart:values-cell-range-address="exp2.B7:exp2.R7" chart:label-cell-address="exp2.A7:exp2.A7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.B2:exp2.R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2.A3:exp2.A3</svg:desc>
                </draw:g>
              </table:table-cell>
              <table:table-cell office:value-type="float" office:value="0.0221839328020677">
                <text:p>0.0221839328020677</text:p>
                <draw:g>
                  <svg:desc>exp2.B3:exp2.R3</svg:desc>
                </draw:g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  <draw:g>
                  <svg:desc>exp2.A4:exp2.A4</svg:desc>
                </draw:g>
              </table:table-cell>
              <table:table-cell office:value-type="float" office:value="0.101742160278746">
                <text:p>0.101742160278746</text:p>
                <draw:g>
                  <svg:desc>exp2.B4:exp2.R4</svg:desc>
                </draw:g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  <draw:g>
                  <svg:desc>exp2.A5:exp2.A5</svg:desc>
                </draw:g>
              </table:table-cell>
              <table:table-cell office:value-type="float" office:value="-0.00133988387673061">
                <text:p>-0.00133988387673061</text:p>
                <draw:g>
                  <svg:desc>exp2.B5:exp2.R5</svg:desc>
                </draw:g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  <draw:g>
                  <svg:desc>exp2.A6:exp2.A6</svg:desc>
                </draw:g>
              </table:table-cell>
              <table:table-cell office:value-type="float" office:value="-0.0174418604651163">
                <text:p>-0.0174418604651163</text:p>
                <draw:g>
                  <svg:desc>exp2.B6:exp2.R6</svg:desc>
                </draw:g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  <draw:g>
                  <svg:desc>exp2.A7:exp2.A7</svg:desc>
                </draw:g>
              </table:table-cell>
              <table:table-cell office:value-type="float" office:value="-0.0203252032520325">
                <text:p>-0.0203252032520325</text:p>
                <draw:g>
                  <svg:desc>exp2.B7:exp2.R7</svg:desc>
                </draw:g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27cm" svg:height="10.015cm" xlink:href=".." xlink:type="simple" chart:class="chart:bar" chart:style-name="ch1">
        <chart:legend chart:legend-position="top" svg:x="5.458cm" svg:y="0.185cm" style:legend-expansion="wide" chart:style-name="ch2"/>
        <chart:plot-area chart:style-name="ch3" table:cell-range-address="exp2.B89:exp2.P92 exp2.A90:exp2.A92" chart:data-source-has-labels="both" svg:x="1.689cm" svg:y="1.142cm" svg:width="17.252cm" svg:height="8.673cm">
          <chartooo:coordinate-region svg:x="2.416cm" svg:y="1.368cm" svg:width="16.082cm" svg:height="7.296cm"/>
          <chart:axis chart:dimension="x" chart:name="primary-x" chart:style-name="ch4" chartooo:axis-type="auto">
            <chartooo:date-scale/>
            <chart:categories table:cell-range-address="exp2.B89:exp2.P89"/>
          </chart:axis>
          <chart:axis chart:dimension="y" chart:name="primary-y" chart:style-name="ch5">
            <chart:title svg:x="0.451cm" svg:y="8.729cm" chart:style-name="ch6">
              <text:p>Execution time (normalized)</text:p>
            </chart:title>
            <chart:grid chart:style-name="ch7" chart:class="major"/>
          </chart:axis>
          <chart:series chart:style-name="ch8" chart:values-cell-range-address="exp2.B90:exp2.P90" chart:label-cell-address="exp2.A90:exp2.A90" chart:class="chart:bar">
            <chart:data-point chart:repeated="15"/>
          </chart:series>
          <chart:series chart:style-name="ch9" chart:values-cell-range-address="exp2.B91:exp2.P91" chart:label-cell-address="exp2.A91:exp2.A91" chart:class="chart:bar">
            <chart:data-point chart:repeated="15"/>
          </chart:series>
          <chart:series chart:style-name="ch10" chart:values-cell-range-address="exp2.B92:exp2.P92" chart:label-cell-address="exp2.A92:exp2.A92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.B89:exp2.P89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  <draw:g>
                  <svg:desc>exp2.A90:exp2.A90</svg:desc>
                </draw:g>
              </table:table-cell>
              <table:table-cell office:value-type="float" office:value="100">
                <text:p>100</text:p>
                <draw:g>
                  <svg:desc>exp2.B90:exp2.P90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 NULL</text:p>
                <draw:g>
                  <svg:desc>exp2.A91:exp2.A91</svg:desc>
                </draw:g>
              </table:table-cell>
              <table:table-cell office:value-type="float" office:value="101.480484522207">
                <text:p>101.480484522207</text:p>
                <draw:g>
                  <svg:desc>exp2.B91:exp2.P91</svg:desc>
                </draw:g>
              </table:table-cell>
              <table:table-cell office:value-type="float" office:value="104.359673024523">
                <text:p>104.359673024523</text:p>
              </table:table-cell>
              <table:table-cell office:value-type="float" office:value="103.147540983607">
                <text:p>103.147540983607</text:p>
              </table:table-cell>
              <table:table-cell office:value-type="float" office:value="101.965601965602">
                <text:p>101.965601965602</text:p>
              </table:table-cell>
              <table:table-cell office:value-type="float" office:value="102.018548827059">
                <text:p>102.018548827059</text:p>
              </table:table-cell>
              <table:table-cell office:value-type="float" office:value="102.444841979726">
                <text:p>102.444841979726</text:p>
              </table:table-cell>
              <table:table-cell office:value-type="float" office:value="103.744149765991">
                <text:p>103.744149765991</text:p>
              </table:table-cell>
              <table:table-cell office:value-type="float" office:value="99.7804610318332">
                <text:p>99.7804610318332</text:p>
              </table:table-cell>
              <table:table-cell office:value-type="float" office:value="101.411764705882">
                <text:p>101.411764705882</text:p>
              </table:table-cell>
              <table:table-cell office:value-type="float" office:value="102.735739231665">
                <text:p>102.735739231665</text:p>
              </table:table-cell>
              <table:table-cell office:value-type="float" office:value="99.7241379310345">
                <text:p>99.7241379310345</text:p>
              </table:table-cell>
              <table:table-cell office:value-type="float" office:value="106.506180871828">
                <text:p>106.506180871828</text:p>
              </table:table-cell>
              <table:table-cell office:value-type="float" office:value="106.178343949045">
                <text:p>106.178343949045</text:p>
              </table:table-cell>
              <table:table-cell office:value-type="float" office:value="115.691489361702">
                <text:p>115.691489361702</text:p>
              </table:table-cell>
              <table:table-cell office:value-type="float" office:value="109.047619047619">
                <text:p>109.047619047619</text:p>
              </table:table-cell>
            </table:table-row>
            <table:table-row>
              <table:table-cell office:value-type="string">
                <text:p>all NULL</text:p>
                <draw:g>
                  <svg:desc>exp2.A92:exp2.A92</svg:desc>
                </draw:g>
              </table:table-cell>
              <table:table-cell office:value-type="float" office:value="101.278600269179">
                <text:p>101.278600269179</text:p>
                <draw:g>
                  <svg:desc>exp2.B92:exp2.P92</svg:desc>
                </draw:g>
              </table:table-cell>
              <table:table-cell office:value-type="float" office:value="106.130790190736">
                <text:p>106.130790190736</text:p>
              </table:table-cell>
              <table:table-cell office:value-type="float" office:value="107.672131147541">
                <text:p>107.672131147541</text:p>
              </table:table-cell>
              <table:table-cell office:value-type="float" office:value="108.230958230958">
                <text:p>108.230958230958</text:p>
              </table:table-cell>
              <table:table-cell office:value-type="float" office:value="110.038188761593">
                <text:p>110.038188761593</text:p>
              </table:table-cell>
              <table:table-cell office:value-type="float" office:value="103.04114490161">
                <text:p>103.04114490161</text:p>
              </table:table-cell>
              <table:table-cell office:value-type="float" office:value="122.100884035361">
                <text:p>122.100884035361</text:p>
              </table:table-cell>
              <table:table-cell office:value-type="float" office:value="104.665203073546">
                <text:p>104.665203073546</text:p>
              </table:table-cell>
              <table:table-cell office:value-type="float" office:value="98.9803921568628">
                <text:p>98.9803921568628</text:p>
              </table:table-cell>
              <table:table-cell office:value-type="float" office:value="110.128055878929">
                <text:p>110.128055878929</text:p>
              </table:table-cell>
              <table:table-cell office:value-type="float" office:value="100.965517241379">
                <text:p>100.965517241379</text:p>
              </table:table-cell>
              <table:table-cell office:value-type="float" office:value="112.101496421601">
                <text:p>112.101496421601</text:p>
              </table:table-cell>
              <table:table-cell office:value-type="float" office:value="112.292993630573">
                <text:p>112.292993630573</text:p>
              </table:table-cell>
              <table:table-cell office:value-type="float" office:value="121.808510638298">
                <text:p>121.808510638298</text:p>
              </table:table-cell>
              <table:table-cell office:value-type="float" office:value="150.443349753695">
                <text:p>150.4433497536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